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Serif" svg:font-family="LiberationSerif" style:font-family-generic="roman" style:font-pitch="variable"/>
    <style:font-face style:name="Lohit Devanagari" svg:font-family="'Lohit Devanagari'"/>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6" style:family="paragraph" style:parent-style-name="Standard">
      <style:paragraph-properties fo:margin-left="0in" fo:margin-right="0in" fo:text-indent="0in" style:auto-text-indent="false"/>
    </style:style>
    <style:style style:name="P7" style:family="paragraph" style:parent-style-name="Standard">
      <style:text-properties fo:color="#303030" loext:opacity="100%" style:font-name="LiberationSerif" fo:language="de" fo:country="DE" fo:font-weight="normal" style:font-weight-asian="normal" style:font-style-complex="italic" style:font-weight-complex="normal"/>
    </style:style>
    <style:style style:name="P8" style:family="paragraph" style:parent-style-name="Standard">
      <style:paragraph-properties fo:text-align="start" style:justify-single-word="false" style:writing-mode="lr-tb"/>
      <style:text-properties fo:font-size="18pt" fo:language="de" fo:country="DE" fo:font-weight="normal" officeooo:rsid="00b7dc6d" officeooo:paragraph-rsid="00b7dc6d" style:font-size-asian="18pt" style:font-weight-asian="normal" style:font-size-complex="18pt" style:font-weight-complex="normal"/>
    </style:style>
    <style:style style:name="P9" style:family="paragraph" style:parent-style-name="Standard">
      <style:paragraph-properties fo:text-align="center" style:justify-single-word="false" style:writing-mode="lr-tb"/>
      <style:text-properties fo:font-size="24pt" fo:language="de" fo:country="DE" officeooo:paragraph-rsid="00b7dc6d" style:font-size-asian="24pt" style:font-size-complex="24pt"/>
    </style:style>
    <style:style style:name="P10" style:family="paragraph" style:parent-style-name="Standard">
      <style:paragraph-properties fo:text-align="center" style:justify-single-word="false" style:writing-mode="lr-tb"/>
      <style:text-properties fo:font-size="24pt" fo:language="de" fo:country="DE" fo:font-weight="bold" officeooo:rsid="00b7dc6d" officeooo:paragraph-rsid="00b7dc6d" style:font-size-asian="24pt" style:font-weight-asian="bold" style:font-size-complex="24pt" style:font-weight-complex="bold"/>
    </style:style>
    <style:style style:name="P11" style:family="paragraph" style:parent-style-name="Standard">
      <style:paragraph-properties style:writing-mode="lr-tb"/>
      <style:text-properties fo:font-size="54pt" fo:language="de" fo:country="DE" style:font-size-asian="54pt" style:font-size-complex="54pt"/>
    </style:style>
    <style:style style:name="P12" style:family="paragraph" style:parent-style-name="Standard">
      <style:paragraph-properties style:writing-mode="lr-tb"/>
      <style:text-properties fo:font-size="54pt" fo:language="de" fo:country="DE" officeooo:paragraph-rsid="00b7dc6d" style:font-size-asian="54pt" style:font-size-complex="54pt"/>
    </style:style>
    <style:style style:name="P13" style:family="paragraph" style:parent-style-name="Standard">
      <style:paragraph-properties fo:text-align="start" style:justify-single-word="false" style:writing-mode="lr-tb"/>
      <style:text-properties fo:font-size="44pt" fo:language="de" fo:country="DE" fo:font-weight="bold" officeooo:rsid="00b7dc6d" officeooo:paragraph-rsid="00b7dc6d" style:font-size-asian="44pt" style:font-weight-asian="bold" style:font-size-complex="44pt" style:font-weight-complex="bold"/>
    </style:style>
    <style:style style:name="P14" style:family="paragraph" style:parent-style-name="Standard">
      <style:paragraph-properties fo:margin-left="0in" fo:margin-right="0in" fo:text-indent="0in" style:auto-text-indent="false"/>
      <style:text-properties officeooo:paragraph-rsid="01a97b3a"/>
    </style:style>
    <style:style style:name="P15" style:family="paragraph" style:parent-style-name="Standard">
      <style:text-properties officeooo:paragraph-rsid="01ab2eec"/>
    </style:style>
    <style:style style:name="P16" style:family="paragraph" style:parent-style-name="Footer">
      <style:paragraph-properties fo:text-align="end" style:justify-single-word="false"/>
    </style:style>
    <style:style style:name="P17" style:family="paragraph" style:parent-style-name="Heading_20_1" style:list-style-name="WWNum1">
      <style:paragraph-properties fo:break-before="page" style:writing-mode="lr-tb"/>
      <style:text-properties officeooo:paragraph-rsid="01b95449"/>
    </style:style>
    <style:style style:name="P18" style:family="paragraph" style:parent-style-name="Heading_20_1" style:list-style-name="WWNum1">
      <style:paragraph-properties fo:break-before="page" style:writing-mode="lr-tb"/>
      <style:text-properties fo:font-size="20pt" fo:language="de" fo:country="DE" style:font-size-asian="20pt" style:font-size-complex="20pt"/>
    </style:style>
    <style:style style:name="P19" style:family="paragraph" style:parent-style-name="Heading_20_1" style:list-style-name="WWNum1">
      <style:paragraph-properties fo:break-before="page" style:writing-mode="lr-tb"/>
      <style:text-properties fo:font-size="20pt" fo:language="de" fo:country="DE" officeooo:rsid="01ab2eec" officeooo:paragraph-rsid="01ab2eec" style:font-size-asian="20pt" style:font-size-complex="20pt"/>
    </style:style>
    <style:style style:name="P20" style:family="paragraph" style:parent-style-name="Heading_20_1" style:list-style-name="WWNum1">
      <style:paragraph-properties fo:break-before="page" style:writing-mode="lr-tb"/>
      <style:text-properties fo:font-size="20pt" fo:language="de" fo:country="DE" officeooo:rsid="01ab2eec" officeooo:paragraph-rsid="01b95449" style:font-size-asian="20pt" style:font-size-complex="20pt"/>
    </style:style>
    <style:style style:name="P21" style:family="paragraph" style:parent-style-name="Heading_20_1" style:list-style-name="WWNum1">
      <style:paragraph-properties fo:break-before="page" style:writing-mode="lr-tb"/>
      <style:text-properties fo:font-size="20pt" fo:language="de" fo:country="DE" officeooo:rsid="01ab2eec" officeooo:paragraph-rsid="01bd3522" style:font-size-asian="20pt" style:font-size-complex="20pt"/>
    </style:style>
    <style:style style:name="P22" style:family="paragraph" style:parent-style-name="Heading_20_1" style:list-style-name="WWNum1">
      <style:paragraph-properties fo:break-before="page" style:writing-mode="lr-tb"/>
      <style:text-properties fo:font-size="20pt" fo:language="de" fo:country="DE" officeooo:rsid="01b44f15" officeooo:paragraph-rsid="01b44f15" style:font-size-asian="20pt" style:font-size-complex="20pt"/>
    </style:style>
    <style:style style:name="P23" style:family="paragraph" style:parent-style-name="Heading_20_2" style:list-style-name="WWNum1">
      <style:text-properties officeooo:paragraph-rsid="01b10ed2"/>
    </style:style>
    <style:style style:name="P24" style:family="paragraph" style:parent-style-name="Heading_20_2" style:list-style-name="WWNum1">
      <style:text-properties officeooo:paragraph-rsid="01b457b7"/>
    </style:style>
    <style:style style:name="P25" style:family="paragraph" style:parent-style-name="Heading_20_2" style:list-style-name="WWNum1">
      <style:text-properties officeooo:paragraph-rsid="01b767a1"/>
    </style:style>
    <style:style style:name="P26" style:family="paragraph" style:parent-style-name="Heading_20_2" style:list-style-name="WWNum1">
      <style:text-properties officeooo:paragraph-rsid="01bd3bcc"/>
    </style:style>
    <style:style style:name="P27" style:family="paragraph" style:parent-style-name="Heading_20_2" style:list-style-name="WWNum1">
      <style:text-properties officeooo:paragraph-rsid="01e10590"/>
    </style:style>
    <style:style style:name="P28" style:family="paragraph" style:parent-style-name="Heading_20_2" style:list-style-name="WWNum1">
      <style:text-properties officeooo:paragraph-rsid="01e992d1"/>
    </style:style>
    <style:style style:name="P29" style:family="paragraph" style:parent-style-name="Heading_20_2" style:list-style-name="WWNum1">
      <style:text-properties officeooo:paragraph-rsid="01fe5437"/>
    </style:style>
    <style:style style:name="P30" style:family="paragraph" style:parent-style-name="Standard" style:master-page-name="Converted1">
      <style:paragraph-properties fo:text-align="center" style:justify-single-word="false" style:page-number="auto" style:writing-mode="lr-tb"/>
      <style:text-properties fo:font-size="14pt" fo:font-weight="bold" style:font-size-asian="14pt" style:font-weight-asian="bold" style:font-size-complex="14pt" style:font-weight-complex="bold"/>
    </style:style>
    <style:style style:name="P31" style:family="paragraph" style:parent-style-name="Standard">
      <style:paragraph-properties fo:margin-left="0in" fo:margin-right="0in" fo:text-indent="0in" style:auto-text-indent="false"/>
      <style:text-properties officeooo:paragraph-rsid="01b2bdd7"/>
    </style:style>
    <style:style style:name="P32" style:family="paragraph" style:parent-style-name="Standard">
      <style:text-properties officeooo:paragraph-rsid="01b767a1"/>
    </style:style>
    <style:style style:name="P33" style:family="paragraph" style:parent-style-name="Standard">
      <style:text-properties officeooo:paragraph-rsid="01ab2eec"/>
    </style:style>
    <style:style style:name="P34" style:family="paragraph" style:parent-style-name="Standard">
      <style:text-properties officeooo:paragraph-rsid="01b95449"/>
    </style:style>
    <style:style style:name="P35" style:family="paragraph" style:parent-style-name="Standard">
      <style:text-properties officeooo:paragraph-rsid="01bd3522"/>
    </style:style>
    <style:style style:name="P36" style:family="paragraph" style:parent-style-name="Standard">
      <style:paragraph-properties fo:margin-left="0in" fo:margin-right="0in" fo:text-indent="0in" style:auto-text-indent="false"/>
      <style:text-properties officeooo:paragraph-rsid="01bd3bcc"/>
    </style:style>
    <style:style style:name="P37" style:family="paragraph" style:parent-style-name="Standard">
      <style:paragraph-properties fo:margin-left="0in" fo:margin-right="0in" fo:text-indent="0in" style:auto-text-indent="false" style:writing-mode="lr-tb"/>
      <style:text-properties officeooo:paragraph-rsid="01bd3bcc"/>
    </style:style>
    <style:style style:name="P38" style:family="paragraph" style:parent-style-name="Standard">
      <style:paragraph-properties fo:margin-left="0in" fo:margin-right="0in" fo:text-indent="0in" style:auto-text-indent="false" style:writing-mode="lr-tb"/>
      <style:text-properties officeooo:paragraph-rsid="01bfa314"/>
    </style:style>
    <style:style style:name="P39" style:family="paragraph" style:parent-style-name="Standard">
      <style:paragraph-properties fo:margin-left="0in" fo:margin-right="0in" fo:text-indent="0in" style:auto-text-indent="false" style:writing-mode="lr-tb"/>
      <style:text-properties officeooo:paragraph-rsid="01c088b5"/>
    </style:style>
    <style:style style:name="P40" style:family="paragraph" style:parent-style-name="Standard">
      <style:paragraph-properties fo:margin-left="0in" fo:margin-right="0in" fo:text-indent="0in" style:auto-text-indent="false"/>
      <style:text-properties officeooo:paragraph-rsid="01c23cdf"/>
    </style:style>
    <style:style style:name="P41" style:family="paragraph" style:parent-style-name="Standard">
      <style:paragraph-properties fo:margin-left="0in" fo:margin-right="0in" fo:text-indent="0in" style:auto-text-indent="false"/>
      <style:text-properties officeooo:paragraph-rsid="01c3175c"/>
    </style:style>
    <style:style style:name="P42" style:family="paragraph" style:parent-style-name="Standard">
      <style:paragraph-properties fo:margin-left="0in" fo:margin-right="0in" fo:text-indent="0in" style:auto-text-indent="false"/>
      <style:text-properties officeooo:paragraph-rsid="01caf61c"/>
    </style:style>
    <style:style style:name="P43" style:family="paragraph" style:parent-style-name="Standard">
      <style:paragraph-properties fo:margin-left="0in" fo:margin-right="0in" fo:text-indent="0in" style:auto-text-indent="false"/>
      <style:text-properties officeooo:paragraph-rsid="01d068f7"/>
    </style:style>
    <style:style style:name="P44" style:family="paragraph" style:parent-style-name="Standard">
      <style:paragraph-properties fo:margin-left="0in" fo:margin-right="0in" fo:text-indent="0in" style:auto-text-indent="false"/>
      <style:text-properties officeooo:paragraph-rsid="01d37157"/>
    </style:style>
    <style:style style:name="P45" style:family="paragraph" style:parent-style-name="Standard">
      <style:paragraph-properties fo:margin-left="0in" fo:margin-right="0in" fo:text-indent="0in" style:auto-text-indent="false"/>
      <style:text-properties officeooo:paragraph-rsid="01d9ebae"/>
    </style:style>
    <style:style style:name="P46" style:family="paragraph" style:parent-style-name="Standard">
      <style:paragraph-properties fo:margin-left="0in" fo:margin-right="0in" fo:text-indent="0in" style:auto-text-indent="false"/>
      <style:text-properties officeooo:paragraph-rsid="01da5fdf"/>
    </style:style>
    <style:style style:name="P47" style:family="paragraph" style:parent-style-name="Standard">
      <style:paragraph-properties fo:margin-left="0in" fo:margin-right="0in" fo:text-indent="0in" style:auto-text-indent="false"/>
      <style:text-properties officeooo:paragraph-rsid="01dfb327"/>
    </style:style>
    <style:style style:name="P48" style:family="paragraph" style:parent-style-name="Standard">
      <style:paragraph-properties fo:margin-left="0in" fo:margin-right="0in" fo:text-indent="0in" style:auto-text-indent="false"/>
      <style:text-properties officeooo:paragraph-rsid="01e10590"/>
    </style:style>
    <style:style style:name="P49" style:family="paragraph" style:parent-style-name="Standard">
      <style:paragraph-properties fo:margin-left="0in" fo:margin-right="0in" fo:text-indent="0in" style:auto-text-indent="false"/>
      <style:text-properties officeooo:paragraph-rsid="01e69aa1"/>
    </style:style>
    <style:style style:name="P50" style:family="paragraph" style:parent-style-name="Standard">
      <style:paragraph-properties fo:margin-left="0in" fo:margin-right="0in" fo:text-indent="0in" style:auto-text-indent="false"/>
      <style:text-properties officeooo:paragraph-rsid="01e80f71"/>
    </style:style>
    <style:style style:name="P51" style:family="paragraph" style:parent-style-name="Standard">
      <style:paragraph-properties fo:margin-left="0in" fo:margin-right="0in" fo:text-indent="0in" style:auto-text-indent="false"/>
      <style:text-properties officeooo:paragraph-rsid="01eb056c"/>
    </style:style>
    <style:style style:name="P52" style:family="paragraph" style:parent-style-name="Standard">
      <style:text-properties officeooo:paragraph-rsid="01f62e85"/>
    </style:style>
    <style:style style:name="P53" style:family="paragraph" style:parent-style-name="Standard">
      <style:text-properties officeooo:paragraph-rsid="01f92470"/>
    </style:style>
    <style:style style:name="P54" style:family="paragraph" style:parent-style-name="Standard">
      <style:text-properties officeooo:paragraph-rsid="01fae2ac"/>
    </style:style>
    <style:style style:name="P55" style:family="paragraph" style:parent-style-name="Standard">
      <style:text-properties officeooo:paragraph-rsid="01fd2aa9"/>
    </style:style>
    <style:style style:name="P56" style:family="paragraph" style:parent-style-name="Standard">
      <style:paragraph-properties fo:margin-left="0in" fo:margin-right="0in" fo:text-indent="0in" style:auto-text-indent="false"/>
      <style:text-properties officeooo:paragraph-rsid="01fe5437"/>
    </style:style>
    <style:style style:name="P57" style:family="paragraph" style:parent-style-name="Standard">
      <style:text-properties officeooo:paragraph-rsid="0200141c"/>
    </style:style>
    <style:style style:name="P58" style:family="paragraph" style:parent-style-name="Standard">
      <style:text-properties officeooo:paragraph-rsid="02015c33"/>
    </style:style>
    <style:style style:name="P59" style:family="paragraph" style:parent-style-name="Standard">
      <style:text-properties officeooo:paragraph-rsid="020907e1"/>
    </style:style>
    <style:style style:name="P60" style:family="paragraph" style:parent-style-name="Text_20_body_20__28_user_29_">
      <style:text-properties officeooo:paragraph-rsid="01b10ed2"/>
    </style:style>
    <style:style style:name="P61" style:family="paragraph" style:parent-style-name="Text_20_body_20__28_user_29_">
      <style:text-properties officeooo:paragraph-rsid="01b5a4a7"/>
    </style:style>
    <style:style style:name="P62" style:family="paragraph">
      <loext:graphic-properties draw:fill="none"/>
      <style:paragraph-properties fo:text-align="start"/>
      <style:text-properties fo:color="#000000" loext:opacity="100%" fo:font-size="18pt"/>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color="#000000" loext:opacity="100%"/>
    </style:style>
    <style:style style:name="T4" style:family="text">
      <style:text-properties fo:color="#303030" loext:opacity="100%" style:font-name="LiberationSerif" fo:language="de" fo:country="DE" fo:font-weight="normal" style:font-weight-asian="normal" style:font-style-complex="italic" style:font-weight-complex="normal"/>
    </style:style>
    <style:style style:name="T5" style:family="text">
      <style:text-properties fo:color="#303030" loext:opacity="100%" style:font-name="LiberationSerif" fo:language="de" fo:country="DE" fo:font-weight="normal" officeooo:rsid="009cfe54" style:font-weight-asian="normal" style:font-style-complex="italic" style:font-weight-complex="normal"/>
    </style:style>
    <style:style style:name="T6" style:family="text">
      <style:text-properties fo:color="#303030" loext:opacity="100%" style:font-name="LiberationSerif" fo:font-size="12pt" fo:language="de" fo:country="DE" fo:font-weight="normal" officeooo:rsid="00c6a398" style:letter-kerning="true"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7" style:family="text">
      <style:text-properties fo:color="#303030" loext:opacity="100%" style:font-name="LiberationSerif" fo:font-size="12pt" fo:language="de" fo:country="DE" fo:font-weight="normal" officeooo:rsid="01a97b3a" style:letter-kerning="true"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8" style:family="text">
      <style:text-properties fo:color="#303030" loext:opacity="100%" style:font-name="LiberationSerif" fo:font-size="12pt" fo:language="de" fo:country="DE" fo:font-weight="normal" officeooo:rsid="00ded31b"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9" style:family="text">
      <style:text-properties fo:color="#303030" loext:opacity="100%" style:font-name="LiberationSerif" fo:font-size="12pt" fo:language="de" fo:country="DE" fo:font-weight="normal" officeooo:rsid="01323a5e"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0" style:family="text">
      <style:text-properties fo:color="#303030" loext:opacity="100%" style:font-name="LiberationSerif" fo:font-size="12pt" fo:language="de" fo:country="DE" fo:font-weight="normal" officeooo:rsid="01ab2eec"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1" style:family="text">
      <style:text-properties fo:color="#303030" loext:opacity="100%" style:font-name="LiberationSerif" fo:font-size="12pt" fo:language="de" fo:country="DE" fo:font-weight="normal" officeooo:rsid="01b5a4a7"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2" style:family="text">
      <style:text-properties fo:color="#303030" loext:opacity="100%" style:font-name="LiberationSerif" fo:font-size="12pt" fo:language="de" fo:country="DE" fo:font-weight="normal" officeooo:rsid="01acf673"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3" style:family="text">
      <style:text-properties fo:color="#303030" loext:opacity="100%" style:font-name="LiberationSerif" fo:font-size="12pt" fo:language="de" fo:country="DE" fo:font-weight="normal" officeooo:rsid="01ab2ee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4" style:family="text">
      <style:text-properties fo:color="#303030" loext:opacity="100%" style:font-name="LiberationSerif" fo:font-size="12pt" fo:language="de" fo:country="DE" fo:font-weight="normal" officeooo:rsid="01bddbb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5" style:family="text">
      <style:text-properties fo:color="#303030" loext:opacity="100%" style:font-name="LiberationSerif" fo:font-size="12pt" fo:language="de" fo:country="DE" fo:font-weight="normal" officeooo:rsid="01bedf3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6" style:family="text">
      <style:text-properties fo:color="#303030" loext:opacity="100%" style:font-name="LiberationSerif" fo:font-size="12pt" fo:language="de" fo:country="DE" fo:font-weight="normal" officeooo:rsid="01bfa314"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7" style:family="text">
      <style:text-properties fo:color="#303030" loext:opacity="100%" style:font-name="LiberationSerif" fo:font-size="12pt" fo:language="de" fo:country="DE" fo:font-weight="normal" officeooo:rsid="01c088b5"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8" style:family="text">
      <style:text-properties fo:color="#303030" loext:opacity="100%" style:font-name="LiberationSerif" fo:font-size="12pt" fo:language="de" fo:country="DE" fo:font-weight="normal" officeooo:rsid="01c23cdf"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9" style:family="text">
      <style:text-properties fo:color="#303030" loext:opacity="100%" style:font-name="LiberationSerif" fo:font-size="12pt" fo:language="de" fo:country="DE" fo:font-weight="normal" officeooo:rsid="01c3175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0" style:family="text">
      <style:text-properties fo:color="#303030" loext:opacity="100%" style:font-name="LiberationSerif" fo:font-size="12pt" fo:language="de" fo:country="DE" fo:font-weight="normal" officeooo:rsid="01c451d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1" style:family="text">
      <style:text-properties fo:color="#303030" loext:opacity="100%" style:font-name="LiberationSerif" fo:font-size="12pt" fo:language="de" fo:country="DE" fo:font-weight="normal" officeooo:rsid="01c588ea"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2" style:family="text">
      <style:text-properties fo:color="#303030" loext:opacity="100%" style:font-name="LiberationSerif" fo:font-size="12pt" fo:language="de" fo:country="DE" fo:font-weight="normal" officeooo:rsid="01c731c9"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3" style:family="text">
      <style:text-properties fo:color="#303030" loext:opacity="100%" style:font-name="LiberationSerif" fo:font-size="12pt" fo:language="de" fo:country="DE" fo:font-weight="normal" officeooo:rsid="01c75eef"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4" style:family="text">
      <style:text-properties fo:color="#303030" loext:opacity="100%" style:font-name="LiberationSerif" fo:font-size="12pt" fo:language="de" fo:country="DE" fo:font-weight="normal" officeooo:rsid="01caeef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5" style:family="text">
      <style:text-properties fo:color="#303030" loext:opacity="100%" style:font-name="LiberationSerif" fo:font-size="12pt" fo:language="de" fo:country="DE" fo:font-weight="normal" officeooo:rsid="01caf61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6" style:family="text">
      <style:text-properties fo:color="#303030" loext:opacity="100%" style:font-name="LiberationSerif" fo:font-size="12pt" fo:language="de" fo:country="DE" fo:font-weight="normal" officeooo:rsid="01ce5d0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7" style:family="text">
      <style:text-properties fo:color="#303030" loext:opacity="100%" style:font-name="LiberationSerif" fo:font-size="12pt" fo:language="de" fo:country="DE" fo:font-weight="normal" officeooo:rsid="01cfe93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8" style:family="text">
      <style:text-properties fo:color="#303030" loext:opacity="100%" style:font-name="LiberationSerif" fo:font-size="12pt" fo:language="de" fo:country="DE" fo:font-weight="normal" officeooo:rsid="01d068f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9" style:family="text">
      <style:text-properties fo:color="#303030" loext:opacity="100%" style:font-name="LiberationSerif" fo:font-size="12pt" fo:language="de" fo:country="DE" fo:font-weight="normal" officeooo:rsid="01d18552"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0" style:family="text">
      <style:text-properties fo:color="#303030" loext:opacity="100%" style:font-name="LiberationSerif" fo:font-size="12pt" fo:language="de" fo:country="DE" fo:font-weight="normal" officeooo:rsid="01d3715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1" style:family="text">
      <style:text-properties fo:color="#303030" loext:opacity="100%" style:font-name="LiberationSerif" fo:font-size="12pt" fo:language="de" fo:country="DE" fo:font-weight="normal" officeooo:rsid="01d55142"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2" style:family="text">
      <style:text-properties fo:color="#303030" loext:opacity="100%" style:font-name="LiberationSerif" fo:font-size="12pt" fo:language="de" fo:country="DE" fo:font-weight="normal" officeooo:rsid="01d675ba"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3" style:family="text">
      <style:text-properties fo:color="#303030" loext:opacity="100%" style:font-name="LiberationSerif" fo:font-size="12pt" fo:language="de" fo:country="DE" fo:font-weight="normal" officeooo:rsid="01d84da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4" style:family="text">
      <style:text-properties fo:color="#303030" loext:opacity="100%" style:font-name="LiberationSerif" fo:font-size="12pt" fo:language="de" fo:country="DE" fo:font-weight="normal" officeooo:rsid="01d9ebae"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5" style:family="text">
      <style:text-properties fo:color="#303030" loext:opacity="100%" style:font-name="LiberationSerif" fo:font-size="12pt" fo:language="de" fo:country="DE" fo:font-weight="normal" officeooo:rsid="01da5fdf"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6" style:family="text">
      <style:text-properties fo:color="#303030" loext:opacity="100%" style:font-name="LiberationSerif" fo:font-size="12pt" fo:language="de" fo:country="DE" fo:font-weight="normal" officeooo:rsid="01da6868"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7" style:family="text">
      <style:text-properties fo:color="#303030" loext:opacity="100%" style:font-name="LiberationSerif" fo:font-size="12pt" fo:language="de" fo:country="DE" fo:font-weight="normal" officeooo:rsid="01dc370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8" style:family="text">
      <style:text-properties fo:color="#303030" loext:opacity="100%" style:font-name="LiberationSerif" fo:font-size="12pt" fo:language="de" fo:country="DE" fo:font-weight="normal" officeooo:rsid="01dcc2fe"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9" style:family="text">
      <style:text-properties fo:color="#303030" loext:opacity="100%" style:font-name="LiberationSerif" fo:font-size="12pt" fo:language="de" fo:country="DE" fo:font-weight="normal" officeooo:rsid="01dd4c5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0" style:family="text">
      <style:text-properties fo:color="#303030" loext:opacity="100%" style:font-name="LiberationSerif" fo:font-size="12pt" fo:language="de" fo:country="DE" fo:font-weight="normal" officeooo:rsid="01def8a3"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1" style:family="text">
      <style:text-properties fo:color="#303030" loext:opacity="100%" style:font-name="LiberationSerif" fo:font-size="12pt" fo:language="de" fo:country="DE" fo:font-weight="normal" officeooo:rsid="01dfb32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2" style:family="text">
      <style:text-properties fo:color="#303030" loext:opacity="100%" style:font-name="LiberationSerif" fo:font-size="12pt" fo:language="de" fo:country="DE" fo:font-weight="normal" officeooo:rsid="01e1059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3" style:family="text">
      <style:text-properties fo:color="#303030" loext:opacity="100%" style:font-name="LiberationSerif" fo:font-size="12pt" fo:language="de" fo:country="DE" fo:font-weight="normal" officeooo:rsid="01e2dcd8"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4" style:family="text">
      <style:text-properties fo:color="#303030" loext:opacity="100%" style:font-name="LiberationSerif" fo:font-size="12pt" fo:language="de" fo:country="DE" fo:font-weight="normal" officeooo:rsid="01e355f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5" style:family="text">
      <style:text-properties fo:color="#303030" loext:opacity="100%" style:font-name="LiberationSerif" fo:font-size="12pt" fo:language="de" fo:country="DE" fo:font-weight="normal" officeooo:rsid="01e3f0f5"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6" style:family="text">
      <style:text-properties fo:color="#303030" loext:opacity="100%" style:font-name="LiberationSerif" fo:font-size="12pt" fo:language="de" fo:country="DE" fo:font-weight="normal" officeooo:rsid="01e48588"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7" style:family="text">
      <style:text-properties fo:color="#303030" loext:opacity="100%" style:font-name="LiberationSerif" fo:font-size="12pt" fo:language="de" fo:country="DE" fo:font-weight="normal" officeooo:rsid="01e56d69"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8" style:family="text">
      <style:text-properties fo:color="#303030" loext:opacity="100%" style:font-name="LiberationSerif" fo:font-size="12pt" fo:language="de" fo:country="DE" fo:font-weight="normal" officeooo:rsid="01e5c584"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9" style:family="text">
      <style:text-properties fo:color="#303030" loext:opacity="100%" style:font-name="LiberationSerif" fo:font-size="12pt" fo:language="de" fo:country="DE" fo:font-weight="normal" officeooo:rsid="01e69aa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0" style:family="text">
      <style:text-properties fo:color="#303030" loext:opacity="100%" style:font-name="LiberationSerif" fo:font-size="12pt" fo:language="de" fo:country="DE" fo:font-weight="normal" officeooo:rsid="01e80f7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1" style:family="text">
      <style:text-properties fo:color="#303030" loext:opacity="100%" style:font-name="LiberationSerif" fo:font-size="12pt" fo:language="de" fo:country="DE" fo:font-weight="normal" officeooo:rsid="01e992d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2" style:family="text">
      <style:text-properties fo:color="#303030" loext:opacity="100%" style:font-name="LiberationSerif" fo:font-size="12pt" fo:language="de" fo:country="DE" fo:font-weight="normal" officeooo:rsid="01eb056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3" style:family="text">
      <style:text-properties fo:color="#303030" loext:opacity="100%" style:font-name="LiberationSerif" fo:font-size="12pt" fo:language="de" fo:country="DE" fo:font-weight="normal" officeooo:rsid="01eba9f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4" style:family="text">
      <style:text-properties fo:color="#303030" loext:opacity="100%" style:font-name="LiberationSerif" fo:font-size="12pt" fo:language="de" fo:country="DE" fo:font-weight="normal" officeooo:rsid="01ee3b1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5" style:family="text">
      <style:text-properties fo:color="#303030" loext:opacity="100%" style:font-name="LiberationSerif" fo:font-size="12pt" fo:language="de" fo:country="DE" fo:font-weight="normal" officeooo:rsid="01eedeb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6" style:family="text">
      <style:text-properties fo:color="#303030" loext:opacity="100%" style:font-name="LiberationSerif" fo:font-size="12pt" fo:language="de" fo:country="DE" fo:font-weight="normal" officeooo:rsid="01f22d9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7" style:family="text">
      <style:text-properties fo:color="#303030" loext:opacity="100%" style:font-name="LiberationSerif" fo:font-size="12pt" fo:language="de" fo:country="DE" fo:font-weight="normal" officeooo:rsid="01f3d21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8" style:family="text">
      <style:text-properties fo:color="#303030" loext:opacity="100%" style:font-name="LiberationSerif" fo:font-size="12pt" fo:language="de" fo:country="DE" fo:font-weight="normal" officeooo:rsid="01fe543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9" style:family="text">
      <style:text-properties fo:color="#303030" loext:opacity="100%" style:font-name="LiberationSerif" fo:font-size="12pt" fo:language="de" fo:country="DE" fo:font-weight="normal" officeooo:rsid="0200141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0" style:family="text">
      <style:text-properties fo:color="#303030" loext:opacity="100%" style:font-name="LiberationSerif" fo:font-size="12pt" fo:language="de" fo:country="DE" fo:font-weight="normal" officeooo:rsid="02049b32"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1" style:family="text">
      <style:text-properties fo:color="#303030" loext:opacity="100%" style:font-name="LiberationSerif" fo:font-size="12pt" fo:language="de" fo:country="DE" fo:font-weight="normal" officeooo:rsid="0205f053"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2" style:family="text">
      <style:text-properties fo:color="#303030" loext:opacity="100%" style:font-name="LiberationSerif" fo:font-size="12pt" fo:language="de" fo:country="DE" fo:font-weight="normal" officeooo:rsid="0206a05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3" style:family="text">
      <style:text-properties fo:color="#303030" loext:opacity="100%" style:font-name="LiberationSerif" fo:font-size="12pt" fo:language="de" fo:country="DE" fo:font-weight="normal" officeooo:rsid="0207202e"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4" style:family="text">
      <style:text-properties fo:color="#303030" loext:opacity="100%" style:font-name="LiberationSerif" fo:font-size="12pt" fo:language="de" fo:country="DE" fo:font-weight="normal" officeooo:rsid="020907e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5" style:family="text">
      <style:text-properties fo:color="#303030" loext:opacity="100%" style:font-name="LiberationSerif" fo:font-size="12pt" fo:language="de" fo:country="DE" fo:font-weight="normal" officeooo:rsid="020adcbd"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6" style:family="text">
      <style:text-properties fo:color="#303030" loext:opacity="100%" style:font-name="LiberationSerif" fo:font-size="12pt" fo:language="de" fo:country="DE" fo:font-weight="normal" officeooo:rsid="020c14aa"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7" style:family="text">
      <style:text-properties fo:color="#303030" loext:opacity="100%" style:font-name="LiberationSerif" fo:font-size="12pt" fo:language="de" fo:country="DE" fo:font-weight="normal" officeooo:rsid="020d1b8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8" style:family="text">
      <style:text-properties fo:color="#303030" loext:opacity="100%" style:font-name="LiberationSerif" fo:font-size="12pt" fo:language="de" fo:country="DE" fo:font-weight="normal" officeooo:rsid="020eb464"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9" style:family="text">
      <style:text-properties fo:color="#303030" loext:opacity="100%" style:font-name="LiberationSerif" fo:font-size="12pt" fo:language="de" fo:country="DE" fo:font-weight="normal" officeooo:rsid="020fa5b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0" style:family="text">
      <style:text-properties fo:color="#303030" loext:opacity="100%" style:font-name="LiberationSerif" fo:font-size="12pt" fo:language="de" fo:country="DE" fo:font-style="italic" fo:font-weight="normal" officeooo:rsid="01a97b3a" style:letter-kerning="true" style:font-name-asian="Songti SC" style:font-size-asian="12pt" style:language-asian="zh" style:country-asian="CN" style:font-style-asian="italic" style:font-weight-asian="normal" style:font-name-complex="Arial Unicode MS" style:font-size-complex="12pt" style:language-complex="hi" style:country-complex="IN" style:font-style-complex="italic" style:font-weight-complex="normal"/>
    </style:style>
    <style:style style:name="T71" style:family="text">
      <style:text-properties fo:color="#303030" loext:opacity="100%" style:font-name="LiberationSerif" fo:font-size="12pt" fo:language="de" fo:country="DE" fo:font-style="italic" fo:font-weight="normal" officeooo:rsid="01acf673" style:letter-kerning="true" style:font-name-asian="SimSun"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72" style:family="text">
      <style:text-properties fo:color="#303030" loext:opacity="100%" style:font-name="LiberationSerif" fo:font-size="12pt" fo:language="de" fo:country="DE" fo:font-style="italic" fo:font-weight="normal" officeooo:rsid="0205f053" style:letter-kerning="true" fo:background-color="transparent" loext:char-shading-value="0" style:font-name-asian="SimSun"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73" style:family="text">
      <style:text-properties fo:color="#303030" loext:opacity="100%" style:font-name="LiberationSerif" fo:font-size="12pt" fo:language="de" fo:country="DE" officeooo:rsid="0207202e" style:letter-kerning="true" fo:background-color="transparent" loext:char-shading-value="0" style:font-name-asian="SimSun" style:font-size-asian="12pt" style:language-asian="zh" style:country-asian="CN" style:font-name-complex="Times New Roman1" style:font-size-complex="12pt" style:language-complex="hi" style:country-complex="IN" style:font-style-complex="italic"/>
    </style:style>
    <style:style style:name="T74" style:family="text">
      <style:text-properties fo:color="#303030" loext:opacity="100%" style:font-name="LiberationSerif" fo:font-size="12pt" fo:language="de" fo:country="DE" officeooo:rsid="020adcbd" style:letter-kerning="true" fo:background-color="transparent" loext:char-shading-value="0" style:font-name-asian="SimSun" style:font-size-asian="12pt" style:language-asian="zh" style:country-asian="CN" style:font-name-complex="Times New Roman1" style:font-size-complex="12pt" style:language-complex="hi" style:country-complex="IN" style:font-style-complex="italic"/>
    </style:style>
    <style:style style:name="T75" style:family="text">
      <style:text-properties fo:color="#303030" loext:opacity="100%" style:font-name="LiberationSerif" fo:font-size="12pt" fo:language="de" fo:country="DE" officeooo:rsid="020c14aa" style:letter-kerning="true" fo:background-color="transparent" loext:char-shading-value="0" style:font-name-asian="SimSun" style:font-size-asian="12pt" style:language-asian="zh" style:country-asian="CN" style:font-name-complex="Times New Roman1" style:font-size-complex="12pt" style:language-complex="hi" style:country-complex="IN" style:font-style-complex="italic"/>
    </style:style>
    <style:style style:name="T76" style:family="text">
      <style:text-properties fo:color="#303030" loext:opacity="100%" style:font-name="LiberationSerif" fo:font-size="12pt" fo:language="de" fo:country="DE" officeooo:rsid="020eb464" style:letter-kerning="true" fo:background-color="transparent" loext:char-shading-value="0" style:font-name-asian="SimSun" style:font-size-asian="12pt" style:language-asian="zh" style:country-asian="CN" style:font-name-complex="Times New Roman1" style:font-size-complex="12pt" style:language-complex="hi" style:country-complex="IN" style:font-style-complex="italic"/>
    </style:style>
    <style:style style:name="T77" style:family="text">
      <style:text-properties fo:color="#303030" loext:opacity="100%" style:font-name="LiberationSerif" fo:font-size="12pt" fo:language="de" fo:country="DE" officeooo:rsid="020fa5bb" style:letter-kerning="true" fo:background-color="transparent" loext:char-shading-value="0" style:font-name-asian="SimSun" style:font-size-asian="12pt" style:language-asian="zh" style:country-asian="CN" style:font-name-complex="Times New Roman1" style:font-size-complex="12pt" style:language-complex="hi" style:country-complex="IN" style:font-style-complex="italic"/>
    </style:style>
    <style:style style:name="T78" style:family="text">
      <style:text-properties fo:color="#303030" loext:opacity="100%" style:font-name="LiberationSerif" fo:font-size="12pt" fo:language="de" fo:country="DE" fo:font-weight="bold" officeooo:rsid="01b5a4a7" style:letter-kerning="true" style:font-name-asian="SimSun" style:font-size-asian="12pt" style:language-asian="zh" style:country-asian="CN" style:font-weight-asian="bold" style:font-name-complex="Times New Roman1" style:font-size-complex="12pt" style:language-complex="hi" style:country-complex="IN" style:font-style-complex="italic" style:font-weight-complex="bold"/>
    </style:style>
    <style:style style:name="T79" style:family="text">
      <style:text-properties fo:color="#303030" loext:opacity="100%" style:font-name="Courier New" fo:font-size="11pt" fo:language="de" fo:country="DE" fo:font-weight="normal" officeooo:rsid="0102d0e9" style:letter-kerning="true" style:font-name-asian="SimSun" style:font-size-asian="11pt" style:language-asian="zh" style:country-asian="CN" style:font-weight-asian="normal" style:font-name-complex="Courier New1" style:font-size-complex="12pt" style:language-complex="hi" style:country-complex="IN" style:font-style-complex="italic" style:font-weight-complex="normal"/>
    </style:style>
    <style:style style:name="T80" style:family="text">
      <style:text-properties fo:color="#303030" loext:opacity="100%" style:font-name="Courier New" fo:font-size="11pt" fo:language="de" fo:country="DE" fo:font-weight="normal" officeooo:rsid="0102d0e9" style:letter-kerning="true" fo:background-color="transparent" loext:char-shading-value="0" style:font-name-asian="SimSun" style:font-size-asian="11pt" style:language-asian="zh" style:country-asian="CN" style:font-weight-asian="normal" style:font-name-complex="Courier New1" style:font-size-complex="12pt" style:language-complex="hi" style:country-complex="IN" style:font-style-complex="italic" style:font-weight-complex="normal"/>
    </style:style>
    <style:style style:name="T81" style:family="text">
      <style:text-properties fo:color="#303030" loext:opacity="100%" style:font-name="Courier New" fo:font-size="11pt" fo:language="de" fo:country="DE" fo:font-style="normal" fo:font-weight="normal" officeooo:rsid="0102d0e9" style:letter-kerning="true" style:font-name-asian="SimSun" style:font-size-asian="11pt" style:language-asian="zh" style:country-asian="CN" style:font-style-asian="normal" style:font-weight-asian="normal" style:font-name-complex="Courier New1" style:font-size-complex="12pt" style:language-complex="hi" style:country-complex="IN" style:font-style-complex="normal" style:font-weight-complex="normal"/>
    </style:style>
    <style:style style:name="T82" style:family="text">
      <style:text-properties style:font-name="LiberationSerif" fo:language="de" fo:country="DE" fo:font-weight="normal" officeooo:rsid="01ab2eec" fo:background-color="#ffff00" loext:char-shading-value="0" style:font-weight-asian="normal" style:font-weight-complex="normal"/>
    </style:style>
    <style:style style:name="T83" style:family="text">
      <style:text-properties style:font-name="LiberationSerif" fo:language="de" fo:country="DE" fo:font-weight="normal" officeooo:rsid="01acf673" fo:background-color="#ffff00" loext:char-shading-value="0" style:font-weight-asian="normal" style:font-weight-complex="normal"/>
    </style:style>
    <style:style style:name="T84" style:family="text">
      <style:text-properties style:font-name="LiberationSerif" fo:font-size="12pt" fo:language="de" fo:country="DE" fo:font-weight="normal" officeooo:rsid="0193fbb3" style:letter-kerning="true"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85" style:family="text">
      <style:text-properties style:font-name="LiberationSerif" fo:font-size="12pt" fo:language="de" fo:country="DE" fo:font-weight="normal" officeooo:rsid="01f62e85"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86" style:family="text">
      <style:text-properties style:font-name="LiberationSerif" fo:font-size="12pt" fo:language="de" fo:country="DE" fo:font-weight="normal" officeooo:rsid="01f85808"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87" style:family="text">
      <style:text-properties style:font-name="LiberationSerif" fo:font-size="12pt" fo:language="de" fo:country="DE" fo:font-weight="normal" officeooo:rsid="01f9025a"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88" style:family="text">
      <style:text-properties style:font-name="LiberationSerif" fo:font-size="12pt" fo:language="de" fo:country="DE" fo:font-weight="normal" officeooo:rsid="01f92470"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89" style:family="text">
      <style:text-properties style:font-name="LiberationSerif" fo:font-size="12pt" fo:language="de" fo:country="DE" fo:font-weight="normal" officeooo:rsid="01f96134"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0" style:family="text">
      <style:text-properties style:font-name="LiberationSerif" fo:font-size="12pt" fo:language="de" fo:country="DE" fo:font-weight="normal" officeooo:rsid="01f9dc91"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1" style:family="text">
      <style:text-properties style:font-name="LiberationSerif" fo:font-size="12pt" fo:language="de" fo:country="DE" fo:font-weight="normal" officeooo:rsid="01fae2ac"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2" style:family="text">
      <style:text-properties style:font-name="LiberationSerif" fo:font-size="12pt" fo:language="de" fo:country="DE" fo:font-weight="normal" officeooo:rsid="01fbb3d5"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3" style:family="text">
      <style:text-properties style:font-name="LiberationSerif" fo:font-size="12pt" fo:language="de" fo:country="DE" fo:font-weight="normal" officeooo:rsid="01fcad48"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4" style:family="text">
      <style:text-properties style:font-name="LiberationSerif" fo:font-size="12pt" fo:language="de" fo:country="DE" fo:font-weight="normal" officeooo:rsid="01fd2aa9"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5" style:family="text">
      <style:text-properties style:font-name="LiberationSerif" fo:font-size="12pt" fo:language="de" fo:country="DE" fo:font-weight="normal" officeooo:rsid="0200141c"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6" style:family="text">
      <style:text-properties style:font-name="LiberationSerif" fo:font-size="12pt" fo:language="de" fo:country="DE" fo:font-weight="normal" officeooo:rsid="02015c33"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7" style:family="text">
      <style:text-properties style:font-name="LiberationSerif" fo:font-size="12pt" fo:language="de" fo:country="DE" fo:font-weight="normal" officeooo:rsid="0202ac0e"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8" style:family="text">
      <style:text-properties style:font-name="LiberationSerif" fo:font-size="12pt" fo:language="de" fo:country="DE" fo:font-weight="normal" officeooo:rsid="02039995"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99" style:family="text">
      <style:text-properties style:font-name="LiberationSerif" fo:font-size="12pt" fo:language="de" fo:country="DE" fo:font-weight="normal" officeooo:rsid="02049b32"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0" style:family="text">
      <style:text-properties style:font-name="LiberationSerif" fo:font-size="12pt" fo:language="de" fo:country="DE" fo:font-weight="normal" officeooo:rsid="0207202e"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1" style:family="text">
      <style:text-properties style:font-name="LiberationSerif" fo:font-size="12pt" fo:language="de" fo:country="DE" fo:font-weight="normal" officeooo:rsid="01ab2eec" style:letter-kerning="true" fo:background-color="#ffff00"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2" style:family="text">
      <style:text-properties style:font-name="LiberationSerif" fo:font-size="12pt" fo:language="de" fo:country="DE" fo:font-weight="normal" officeooo:rsid="01acf673" style:letter-kerning="true" fo:background-color="#ffff00"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3" style:family="text">
      <style:text-properties fo:font-size="20pt" fo:language="de" fo:country="DE" officeooo:rsid="01ab2eec" style:font-size-asian="20pt" style:font-size-complex="20pt"/>
    </style:style>
    <style:style style:name="T104" style:family="text">
      <style:text-properties fo:font-weight="normal" style:font-weight-asian="normal" style:font-weight-complex="normal"/>
    </style:style>
    <style:style style:name="T105" style:family="text">
      <style:text-properties officeooo:rsid="01b457b7"/>
    </style:style>
    <style:style style:name="T106" style:family="text">
      <style:text-properties officeooo:rsid="01fe543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2" style:family="graphic">
      <style:graphic-properties draw:stroke="none" svg:stroke-width="0.0071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start text:name="__DdeLink__3626_3862443626"/><text:bookmark-start text:name="__DdeLink__3781_283110058"/><text:bookmark text:name="__DdeLink__3118_514246795"/></text:p>
      <text:p text:style-name="P12"/>
      <text:p text:style-name="P12"/>
      <text:p text:style-name="P12"/>
      <text:p text:style-name="P9">CM3050 Mobile Development</text:p>
      <text:p text:style-name="P10">Final Report</text:p>
      <text:p text:style-name="P10"/>
      <text:p text:style-name="P13"/>
      <text:p text:style-name="P13"/>
      <text:p text:style-name="P13"/>
      <text:p text:style-name="P13"/>
      <text:p text:style-name="P13"/>
      <text:p text:style-name="P13"/>
      <text:p text:style-name="P8">March, 2023</text:p>
      <text:p text:style-name="P30">Table of Contents</text:p>
      <text:p text:style-name="P5"/>
      <text:p text:style-name="P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_RefHeading___Toc2568_2343341816" text:style-name="Index_20_Link" text:visited-style-name="Index_20_Link">1. Introduction<text:tab/>3</text:a></text:p>
          <text:p text:style-name="P3"><text:a xlink:type="simple" xlink:href="#__RefHeading___Toc2570_2343341816" text:style-name="Index_20_Link" text:visited-style-name="Index_20_Link">2. Getting started<text:tab/>4</text:a></text:p>
          <text:p text:style-name="P4"><text:a xlink:type="simple" xlink:href="#__RefHeading___Toc2572_23433418161" text:style-name="Index_20_Link" text:visited-style-name="Index_20_Link">2.1. Youtube video<text:tab/>4</text:a></text:p>
          <text:p text:style-name="P4"><text:a xlink:type="simple" xlink:href="#__RefHeading___Toc2572_234334181611" text:style-name="Index_20_Link" text:visited-style-name="Index_20_Link">2.2. Install Redis Server<text:tab/>4</text:a></text:p>
          <text:p text:style-name="P4"><text:a xlink:type="simple" xlink:href="#__RefHeading___Toc2572_2343341816" text:style-name="Index_20_Link" text:visited-style-name="Index_20_Link">2.3. Unzip the application<text:tab/>4</text:a></text:p>
          <text:p text:style-name="P4"><text:a xlink:type="simple" xlink:href="#__RefHeading___Toc2576_2343341816" text:style-name="Index_20_Link" text:visited-style-name="Index_20_Link">2.4. Install the required packages<text:tab/>4</text:a></text:p>
          <text:p text:style-name="P4"><text:a xlink:type="simple" xlink:href="#__RefHeading___Toc2578_2343341816" text:style-name="Index_20_Link" text:visited-style-name="Index_20_Link">2.5. Run the application<text:tab/>5</text:a></text:p>
          <text:p text:style-name="P4"><text:a xlink:type="simple" xlink:href="#__RefHeading___Toc2580_2343341816" text:style-name="Index_20_Link" text:visited-style-name="Index_20_Link">2.6. Access the main entry page<text:tab/>5</text:a></text:p>
          <text:p text:style-name="P4"><text:a xlink:type="simple" xlink:href="#__RefHeading___Toc2582_2343341816" text:style-name="Index_20_Link" text:visited-style-name="Index_20_Link">2.7. Access the admin page<text:tab/>5</text:a></text:p>
          <text:p text:style-name="P4"><text:a xlink:type="simple" xlink:href="#__RefHeading___Toc2580_23433418161" text:style-name="Index_20_Link" text:visited-style-name="Index_20_Link">2.8. Access the REST APIs<text:tab/>5</text:a></text:p>
          <text:p text:style-name="P4"><text:a xlink:type="simple" xlink:href="#__RefHeading___Toc3518_1396524715" text:style-name="Index_20_Link" text:visited-style-name="Index_20_Link">2.9. </text:a><text:a xlink:type="simple" xlink:href="#__RefHeading___Toc3518_1396524715" text:style-name="Index_20_Link" text:visited-style-name="Index_20_Link">Test users</text:a><text:a xlink:type="simple" xlink:href="#__RefHeading___Toc3518_1396524715" text:style-name="Index_20_Link" text:visited-style-name="Index_20_Link"><text:tab/>5</text:a></text:p>
          <text:p text:style-name="P4"><text:a xlink:type="simple" xlink:href="#__RefHeading___Toc2586_2343341816" text:style-name="Index_20_Link" text:visited-style-name="Index_20_Link">2.10. Run unit tests<text:tab/>6</text:a></text:p>
          <text:p text:style-name="P3"><text:a xlink:type="simple" xlink:href="#__RefHeading___Toc2588_2343341816" text:style-name="Index_20_Link" text:visited-style-name="Index_20_Link">3. Data Model<text:tab/>7</text:a></text:p>
          <text:p text:style-name="P4"><text:a xlink:type="simple" xlink:href="#__RefHeading___Toc727_1002434123" text:style-name="Index_20_Link" text:visited-style-name="Index_20_Link">3.1. AppUser<text:tab/>7</text:a></text:p>
          <text:p text:style-name="P4"><text:a xlink:type="simple" xlink:href="#__RefHeading___Toc727_10024341231" text:style-name="Index_20_Link" text:visited-style-name="Index_20_Link">3.1.1. Friend<text:tab/>7</text:a></text:p>
          <text:p text:style-name="P4"><text:a xlink:type="simple" xlink:href="#__RefHeading___Toc2592_2343341816" text:style-name="Index_20_Link" text:visited-style-name="Index_20_Link">3.2. Friend Request<text:tab/>7</text:a></text:p>
          <text:p text:style-name="P4"><text:a xlink:type="simple" xlink:href="#__RefHeading___Toc2594_2343341816" text:style-name="Index_20_Link" text:visited-style-name="Index_20_Link">3.3. Gallery<text:tab/>7</text:a></text:p>
          <text:p text:style-name="P4"><text:a xlink:type="simple" xlink:href="#__RefHeading___Toc2594_23433418161" text:style-name="Index_20_Link" text:visited-style-name="Index_20_Link">3.4. Gallery Image<text:tab/>7</text:a></text:p>
          <text:p text:style-name="P4"><text:a xlink:type="simple" xlink:href="#__RefHeading___Toc2596_2343341816" text:style-name="Index_20_Link" text:visited-style-name="Index_20_Link">3.5. Entity Relationship (ER) Diagram<text:tab/>8</text:a></text:p>
          <text:p text:style-name="P3"><text:a xlink:type="simple" xlink:href="#__RefHeading___Toc2598_2343341816" text:style-name="Index_20_Link" text:visited-style-name="Index_20_Link">4. Basic Application Structure<text:tab/>9</text:a></text:p>
          <text:p text:style-name="P3"><text:a xlink:type="simple" xlink:href="#__RefHeading___Toc2600_2343341816" text:style-name="Index_20_Link" text:visited-style-name="Index_20_Link">5. Meeting the requirments<text:tab/>10</text:a></text:p>
          <text:p text:style-name="P4"><text:a xlink:type="simple" xlink:href="#__RefHeading___Toc3829_1964596732" text:style-name="Index_20_Link" text:visited-style-name="Index_20_Link">5.1. Account creation<text:tab/>10</text:a></text:p>
          <text:p text:style-name="P4"><text:a xlink:type="simple" xlink:href="#__RefHeading___Toc3831_1964596732" text:style-name="Index_20_Link" text:visited-style-name="Index_20_Link">5.2. Login and logout<text:tab/>10</text:a></text:p>
          <text:p text:style-name="P4"><text:a xlink:type="simple" xlink:href="#__RefHeading___Toc3833_1964596732" text:style-name="Index_20_Link" text:visited-style-name="Index_20_Link">5.3. Status update<text:tab/>10</text:a></text:p>
          <text:p text:style-name="P4"><text:a xlink:type="simple" xlink:href="#__RefHeading___Toc3835_1964596732" text:style-name="Index_20_Link" text:visited-style-name="Index_20_Link">5.4. Creating Gallery<text:tab/>11</text:a></text:p>
          <text:p text:style-name="P4"><text:a xlink:type="simple" xlink:href="#__RefHeading___Toc3837_1964596732" text:style-name="Index_20_Link" text:visited-style-name="Index_20_Link">5.5. Search for other users<text:tab/>11</text:a></text:p>
          <text:p text:style-name="P4"><text:a xlink:type="simple" xlink:href="#__RefHeading___Toc3839_1964596732" text:style-name="Index_20_Link" text:visited-style-name="Index_20_Link">5.6. Add other users as friends<text:tab/>11</text:a></text:p>
          <text:p text:style-name="P4"><text:a xlink:type="simple" xlink:href="#__RefHeading___Toc3841_1964596732" text:style-name="Index_20_Link" text:visited-style-name="Index_20_Link">5.7. Real time chat<text:tab/>11</text:a></text:p>
          <text:p text:style-name="P4"><text:a xlink:type="simple" xlink:href="#__RefHeading___Toc2821_76332240" text:style-name="Index_20_Link" text:visited-style-name="Index_20_Link">5.8. Rest endpoints<text:tab/>12</text:a></text:p>
          <text:p text:style-name="P4"><text:a xlink:type="simple" xlink:href="#__RefHeading___Toc2825_76332240" text:style-name="Index_20_Link" text:visited-style-name="Index_20_Link">5.9. Unit Tests<text:tab/>12</text:a></text:p>
          <text:p text:style-name="P4"><text:a xlink:type="simple" xlink:href="#__RefHeading___Toc3843_1964596732" text:style-name="Index_20_Link" text:visited-style-name="Index_20_Link">5.10. Security<text:tab/>12</text:a></text:p>
          <text:p text:style-name="P3"><text:a xlink:type="simple" xlink:href="#__RefHeading___Toc2598_23433418161" text:style-name="Index_20_Link" text:visited-style-name="Index_20_Link">6. Reflection<text:tab/>13</text:a></text:p>
        </text:index-body>
      </text:table-of-content>
      <text:p text:style-name="Text_20_body_20__28_user_29_"/>
      <text:list xml:id="list910649842" text:style-name="WWNum1">
        <text:list-item>
          <text:h text:style-name="P18" text:outline-level="1"><text:bookmark-start text:name="__RefHeading___Toc2568_2343341816"/><text:bookmark-start text:name="_Toc607534968"/>Introduction<text:bookmark-end text:name="__RefHeading___Toc2568_2343341816"/><text:bookmark-end text:name="_Toc607534968"/></text:h>
        </text:list-item>
      </text:list>
      <text:p text:style-name="P14"><text:span text:style-name="Strong_20_Emphasis"><text:span text:style-name="T70">Car Rental</text:span></text:span><text:span text:style-name="Strong_20_Emphasis"><text:span text:style-name="T7"> is an application that is designed to implement some of the functionalities of a full fledged car rental mobile application.</text:span></text:span></text:p>
      <text:p text:style-name="P14"><text:span text:style-name="Strong_20_Emphasis"><text:span text:style-name="T7"/></text:span></text:p>
      <text:p text:style-name="P14"><text:span text:style-name="Strong_20_Emphasis"><text:span text:style-name="T7">The app helps users to create their profile, filter list of available cars and save their car rental bookings. They can also see the list of their bookings and cancel them.</text:span></text:span></text:p>
      <text:p text:style-name="P14"><text:span text:style-name="Strong_20_Emphasis"><text:span text:style-name="T7"/></text:span></text:p>
      <text:p text:style-name="P14"><text:span text:style-name="Strong_20_Emphasis"><text:span text:style-name="T7">This is a React Native application that is built upon </text:span></text:span><text:a xlink:type="simple" xlink:href="https://expo.dev/" text:style-name="Internet_20_link" text:visited-style-name="Visited_20_Internet_20_Link"><text:span text:style-name="Strong_20_Emphasis"><text:span text:style-name="T104">Expo</text:span></text:span></text:a><text:span text:style-name="Strong_20_Emphasis"><text:span text:style-name="T7">, </text:span></text:span><text:span text:style-name="Strong_20_Emphasis"><text:span text:style-name="T70">which is <text:s/>an open-source platform for making universal native apps for Android, iOS, and the web with JavaScript and React</text:span></text:span><text:span text:style-name="Strong_20_Emphasis"><text:span text:style-name="T7"> (</text:span></text:span><text:a xlink:type="simple" xlink:href="https://expo.dev/" text:style-name="Internet_20_link" text:visited-style-name="Visited_20_Internet_20_Link"><text:span text:style-name="Strong_20_Emphasis"><text:span text:style-name="T104">see</text:span></text:span></text:a><text:span text:style-name="Strong_20_Emphasis"><text:span text:style-name="T7">) .</text:span></text:span></text:p>
      <text:p text:style-name="P14"><text:bookmark text:name="__DdeLink__3836_283110058"/><text:span text:style-name="Strong_20_Emphasis"><text:span text:style-name="T6"/></text:span></text:p>
      <text:p text:style-name="P6"><text:bookmark text:name="__DdeLink__3025_1484457366"/><text:span text:style-name="Strong_20_Emphasis"><text:span text:style-name="T5"/></text:span></text:p>
      <text:p text:style-name="P7"><text:span text:style-name="Strong_20_Emphasis"><text:span text:style-name="T4"/></text:span></text:p>
      <text:list xml:id="list31130384507872" text:continue-numbering="true" text:style-name="WWNum1">
        <text:list-item>
          <text:h text:style-name="P22" text:outline-level="1"><text:bookmark-start text:name="__RefHeading___Toc2570_2343341816"/><text:bookmark-start text:name="__DdeLink__6938_100430386"/>R<text:bookmark-end text:name="__DdeLink__6938_100430386"/>unning the app<text:bookmark-end text:name="__RefHeading___Toc2570_2343341816"/></text:h>
          <text:list>
            <text:list-item>
              <text:h text:style-name="P23" text:outline-level="2"><text:bookmark-start text:name="__RefHeading___Toc2572_23433418161"/><text:bookmark-start text:name="__DdeLink__7350_100430386"/><text:bookmark-start text:name="__DdeLink__2880_4174599228"/><text:bookmark-start text:name="__DdeLink__6940_100430386"/><text:bookmark-end text:name="__DdeLink__2880_4174599228"/><text:bookmark-end text:name="__DdeLink__6940_100430386"/><text:span text:style-name="Strong_20_Emphasis">Expo Snack link</text:span><text:bookmark-end text:name="__RefHeading___Toc2572_23433418161"/></text:h>
            </text:list-item>
          </text:list>
        </text:list-item>
      </text:list>
      <text:p text:style-name="P31"><text:bookmark-start text:name="__DdeLink__3899_283110058"/><text:bookmark-start text:name="__DdeLink__4960_402773323"/><text:span text:style-name="Strong_20_Emphasis"><text:span text:style-name="T10">The application </text:span></text:span><text:bookmark-end text:name="__DdeLink__7350_100430386"/><text:span text:style-name="Strong_20_Emphasis"><text:span text:style-name="T10">can be run using the following Expo Snack link: </text:span></text:span><text:a xlink:type="simple" xlink:href="https://snack.expo.dev/@yaredsha/car-rental" text:style-name="Internet_20_link" text:visited-style-name="Visited_20_Internet_20_Link"><text:span text:style-name="Strong_20_Emphasis">https://snack.expo.dev/@yaredsha/car-rental</text:span></text:a><text:span text:style-name="Strong_20_Emphasis"><text:span text:style-name="T8">.</text:span></text:span><text:span text:style-name="Strong_20_Emphasis"><text:span text:style-name="T10"> </text:span></text:span><text:bookmark-end text:name="__DdeLink__3899_283110058"/><text:bookmark-end text:name="__DdeLink__4960_402773323"/></text:p>
      <text:list xml:id="list31130667576398" text:continue-numbering="true" text:style-name="WWNum1">
        <text:list-item>
          <text:list>
            <text:list-item>
              <text:h text:style-name="P24" text:outline-level="2"><text:bookmark-start text:name="__RefHeading___Toc2572_234334181611"/><text:bookmark-start text:name="__DdeLink__7068_100430386"/><text:span text:style-name="Strong_20_Emphasis"><text:span text:style-name="T105">Running locally</text:span></text:span><text:bookmark-end text:name="__RefHeading___Toc2572_234334181611"/></text:h>
            </text:list-item>
          </text:list>
        </text:list-item>
      </text:list>
      <text:p text:style-name="P60"><text:span text:style-name="Strong_20_Emphasis"><text:span text:style-name="T9">Please include</text:span></text:span><text:bookmark-end text:name="__DdeLink__7068_100430386"/><text:span text:style-name="Strong_20_Emphasis"><text:span text:style-name="T9"> the following files and folders for the app to run properly:</text:span></text:span></text:p>
      <text:p text:style-name="P61"><text:span text:style-name="Strong_20_Emphasis"><text:span text:style-name="T78">Folders</text:span></text:span><text:span text:style-name="Strong_20_Emphasis"><text:span text:style-name="T11">:</text:span></text:span></text:p>
      <text:p text:style-name="P61"><text:span text:style-name="Strong_20_Emphasis"><text:span text:style-name="T79">folders</text:span></text:span></text:p>
      <text:p text:style-name="P61"><text:span text:style-name="Strong_20_Emphasis"><text:span text:style-name="T78">Files</text:span></text:span><text:span text:style-name="Strong_20_Emphasis"><text:span text:style-name="T11">:</text:span></text:span></text:p>
      <text:p text:style-name="P61"><text:span text:style-name="Strong_20_Emphasis"><text:span text:style-name="T79">App.js</text:span></text:span></text:p>
      <text:p text:style-name="P61"><text:span text:style-name="Strong_20_Emphasis"><text:span text:style-name="T79">app.json</text:span></text:span></text:p>
      <text:p text:style-name="P61"><text:span text:style-name="Strong_20_Emphasis"><text:span text:style-name="T79">assets</text:span></text:span></text:p>
      <text:p text:style-name="P61"><text:span text:style-name="Strong_20_Emphasis"><text:span text:style-name="T79">MyBookingsComponent.js</text:span></text:span></text:p>
      <text:p text:style-name="P61"><text:span text:style-name="Strong_20_Emphasis"><text:span text:style-name="T79">MyBookingService.js</text:span></text:span></text:p>
      <text:p text:style-name="P61"><text:span text:style-name="Strong_20_Emphasis"><text:span text:style-name="T79">MyData.js</text:span></text:span></text:p>
      <text:p text:style-name="P61"><text:span text:style-name="Strong_20_Emphasis"><text:span text:style-name="T79">MyFilterComponent.js</text:span></text:span></text:p>
      <text:p text:style-name="P61"><text:span text:style-name="Strong_20_Emphasis"><text:span text:style-name="T79">MyProfileCellComponent.js</text:span></text:span></text:p>
      <text:p text:style-name="P61"><text:span text:style-name="Strong_20_Emphasis"><text:span text:style-name="T79">MyProfileComponent.js</text:span></text:span></text:p>
      <text:p text:style-name="P61"><text:span text:style-name="Strong_20_Emphasis"><text:span text:style-name="T79">MyProfileService.js</text:span></text:span></text:p>
      <text:p text:style-name="P61"><text:span text:style-name="Strong_20_Emphasis"><text:span text:style-name="T79">MyRentalCellComponent.js</text:span></text:span></text:p>
      <text:p text:style-name="P61"><text:span text:style-name="Strong_20_Emphasis"><text:span text:style-name="T79">MyRentalComponent.js</text:span></text:span></text:p>
      <text:p text:style-name="P61"><text:span text:style-name="Strong_20_Emphasis"><text:span text:style-name="T79">MyRentalService.js</text:span></text:span></text:p>
      <text:p text:style-name="P61"><text:span text:style-name="Strong_20_Emphasis"><text:span text:style-name="T79">MyRentalService.test.js</text:span></text:span></text:p>
      <text:p text:style-name="P61"><text:span text:style-name="Strong_20_Emphasis"><text:span text:style-name="T79">MyTabsComponent.js</text:span></text:span></text:p>
      <text:p text:style-name="P61"><text:span text:style-name="Strong_20_Emphasis"><text:span text:style-name="T79">package.json</text:span></text:span></text:p>
      <text:list xml:id="list31130158379732" text:continue-numbering="true" text:style-name="WWNum1">
        <text:list-item>
          <text:list>
            <text:list-item>
              <text:h text:style-name="P25" text:outline-level="2"><text:bookmark-start text:name="__RefHeading___Toc2572_2343341816111"/><text:span text:style-name="Strong_20_Emphasis">Github Repository</text:span><text:bookmark-end text:name="__RefHeading___Toc2572_2343341816111"/></text:h>
            </text:list-item>
          </text:list>
        </text:list-item>
      </text:list>
      <text:p text:style-name="P32"><text:span text:style-name="Strong_20_Emphasis"><text:span text:style-name="T10">The code can </text:span></text:span><text:span text:style-name="Strong_20_Emphasis"><text:span text:style-name="T12">also </text:span></text:span><text:span text:style-name="Strong_20_Emphasis"><text:span text:style-name="T10">be </text:span></text:span><text:span text:style-name="Strong_20_Emphasis"><text:span text:style-name="T12">found in my personal github repository</text:span></text:span><text:span text:style-name="Strong_20_Emphasis"><text:span text:style-name="T10"> </text:span></text:span><text:span text:style-name="Strong_20_Emphasis"><text:span text:style-name="T12">under the folder </text:span></text:span><text:span text:style-name="Strong_20_Emphasis"><text:span text:style-name="T81">final</text:span></text:span><text:span text:style-name="Strong_20_Emphasis"><text:span text:style-name="T71">: </text:span></text:span><text:span text:style-name="Strong_20_Emphasis"><text:span text:style-name="T10"><text:s/></text:span></text:span><text:a xlink:type="simple" xlink:href="https://github.com/yaredsha/cm3050-mobile-development" text:style-name="Internet_20_link" text:visited-style-name="Visited_20_Internet_20_Link"><text:span text:style-name="Strong_20_Emphasis">https://github.com/yaredsha/cm3050-mobile-development</text:span></text:a><text:span text:style-name="Strong_20_Emphasis"><text:span text:style-name="T10">.</text:span></text:span></text:p>
      <text:list xml:id="list31131695552918" text:continue-numbering="true" text:style-name="WWNum1">
        <text:list-item>
          <text:h text:style-name="P19" text:outline-level="1"><text:bookmark-start text:name="__DdeLink__7076_100430386"/><text:bookmark-start text:name="__DdeLink__7165_100430386"/>Concept development<text:bookmark-start text:name="__DdeLink__3145_4174599228"/><text:bookmark-end text:name="__DdeLink__7076_100430386"/></text:h>
        </text:list-item>
      </text:list>
      <text:p text:style-name="P15"><text:bookmark-start text:name="__DdeLink__7082_100430386"/><text:span text:style-name="Strong_20_Emphasis"><text:span text:style-name="T82">The code can </text:span></text:span><text:span text:style-name="Strong_20_Emphasis"><text:span text:style-name="T83">also </text:span></text:span><text:span text:style-name="Strong_20_Emphasis"><text:span text:style-name="T82">be </text:span></text:span><text:span text:style-name="Strong_20_Emphasis"><text:span text:style-name="T83">fo</text:span></text:span><text:bookmark-end text:name="__DdeLink__7082_100430386"/><text:bookmark-end text:name="__DdeLink__7165_100430386"/></text:p>
      <text:p text:style-name="P15"><text:bookmark-end text:name="__DdeLink__3781_283110058"/><text:bookmark-end text:name="__DdeLink__3145_4174599228"/><text:bookmark-end text:name="__DdeLink__3626_3862443626"/><text:span text:style-name="Strong_20_Emphasis"><text:span text:style-name="T84"/></text:span></text:p>
      <text:list xml:id="list31130288918280" text:continue-numbering="true" text:style-name="WWNum1">
        <text:list-item>
          <text:h text:style-name="P20" text:outline-level="1"><text:bookmark-start text:name="__DdeLink__7076_1004303861"/>Wireframing<text:bookmark-end text:name="__DdeLink__7076_1004303861"/></text:h>
        </text:list-item>
      </text:list>
      <text:p text:style-name="P34"><text:bookmark-start text:name="__DdeLink__7082_1004303861"/><text:span text:style-name="Strong_20_Emphasis"><text:span text:style-name="T101">The code can </text:span></text:span><text:span text:style-name="Strong_20_Emphasis"><text:span text:style-name="T102">also </text:span></text:span><text:span text:style-name="Strong_20_Emphasis"><text:span text:style-name="T101">be </text:span></text:span><text:span text:style-name="Strong_20_Emphasis"><text:span text:style-name="T102">fo</text:span></text:span><text:bookmark-end text:name="__DdeLink__7082_1004303861"/></text:p>
      <text:p text:style-name="P34"><text:span text:style-name="Strong_20_Emphasis"><text:span text:style-name="T102"/></text:span></text:p>
      <text:list xml:id="list31131172692849" text:continue-numbering="true" text:style-name="WWNum1">
        <text:list-item>
          <text:h text:style-name="P20" text:outline-level="1"><text:bookmark-start text:name="__DdeLink__7076_1004303862"/>User feedback<text:bookmark-end text:name="__DdeLink__7076_1004303862"/></text:h>
        </text:list-item>
      </text:list>
      <text:p text:style-name="P34"><text:bookmark-start text:name="__DdeLink__7082_1004303862"/><text:span text:style-name="Strong_20_Emphasis"><text:span text:style-name="T101">The code can </text:span></text:span><text:span text:style-name="Strong_20_Emphasis"><text:span text:style-name="T102">also </text:span></text:span><text:span text:style-name="Strong_20_Emphasis"><text:span text:style-name="T101">be </text:span></text:span><text:span text:style-name="Strong_20_Emphasis"><text:span text:style-name="T102">fo</text:span></text:span><text:bookmark-end text:name="__DdeLink__7082_1004303862"/></text:p>
      <text:p text:style-name="P34"><text:span text:style-name="Strong_20_Emphasis"><text:span text:style-name="T102"/></text:span></text:p>
      <text:list xml:id="list31130201977082" text:continue-numbering="true" text:style-name="WWNum1">
        <text:list-item>
          <text:h text:style-name="P20" text:outline-level="1"><text:bookmark-start text:name="__DdeLink__7076_1004303863"/><text:bookmark-start text:name="__DdeLink__7312_100430386"/>Prototyping<text:bookmark-end text:name="__DdeLink__7076_1004303863"/></text:h>
        </text:list-item>
      </text:list>
      <text:p text:style-name="P34"><text:bookmark-start text:name="__DdeLink__7082_1004303863"/><text:span text:style-name="Strong_20_Emphasis"><text:span text:style-name="T101">The code can </text:span></text:span><text:span text:style-name="Strong_20_Emphasis"><text:span text:style-name="T102">also </text:span></text:span><text:span text:style-name="Strong_20_Emphasis"><text:span text:style-name="T101">be </text:span></text:span><text:span text:style-name="Strong_20_Emphasis"><text:span text:style-name="T102">fo</text:span></text:span><text:bookmark-end text:name="__DdeLink__7082_1004303863"/></text:p>
      <text:p text:style-name="P34"><text:bookmark-end text:name="__DdeLink__7312_100430386"/><text:span text:style-name="Strong_20_Emphasis"><text:span text:style-name="T102"/></text:span></text:p>
      <text:list xml:id="list31130468577364" text:continue-numbering="true" text:style-name="WWNum1">
        <text:list-item>
          <text:h text:style-name="P17" text:outline-level="1"><text:bookmark-start text:name="__DdeLink__7076_1004303864"/><text:span text:style-name="T103">Development</text:span><text:bookmark-end text:name="__DdeLink__7076_1004303864"/></text:h>
        </text:list-item>
      </text:list>
      <text:p text:style-name="P37"><text:bookmark-start text:name="__DdeLink__7082_10043038641"/><text:span text:style-name="Strong_20_Emphasis"><text:span text:style-name="T13">The application </text:span></text:span><text:bookmark-end text:name="__DdeLink__7082_10043038641"/><text:span text:style-name="Strong_20_Emphasis"><text:span text:style-name="T14">is built modular with a </text:span></text:span><text:span text:style-name="Strong_20_Emphasis"><text:span text:style-name="T16">class</text:span></text:span><text:span text:style-name="Strong_20_Emphasis"><text:span text:style-name="T14"> component for each of the UI concerns/areas. Following the React Native’</text:span></text:span><text:span text:style-name="Strong_20_Emphasis"><text:span text:style-name="T17">s</text:span></text:span><text:span text:style-name="Strong_20_Emphasis"><text:span text:style-name="T14"> </text:span></text:span><text:span text:style-name="Strong_20_Emphasis"><text:span text:style-name="T17">pattern</text:span></text:span><text:span text:style-name="Strong_20_Emphasis"><text:span text:style-name="T14">, each component manages its own state. Event propagation to parent components is accomplished by </text:span></text:span><text:span text:style-name="Strong_20_Emphasis"><text:span text:style-name="T15">parent components providing event handlers as component properties (props).</text:span></text:span></text:p>
      <text:p text:style-name="P37"><text:span text:style-name="Strong_20_Emphasis"><text:span text:style-name="T15"/></text:span></text:p>
      <text:p text:style-name="P38"><text:span text:style-name="Strong_20_Emphasis"><text:span text:style-name="T16">This modular approach makes the application code easier to understand and to </text:span></text:span><text:bookmark-start text:name="__DdeLink__7458_100430386"/><text:span text:style-name="Strong_20_Emphasis"><text:span text:style-name="T16">maintain</text:span></text:span><text:bookmark-end text:name="__DdeLink__7458_100430386"/><text:span text:style-name="Strong_20_Emphasis"><text:span text:style-name="T16">. Further, finding and fixing bugs is also much more easier as each component has its own responsiblity that can be easily isolated.</text:span></text:span></text:p>
      <text:p text:style-name="P38"><text:span text:style-name="Strong_20_Emphasis"><text:span text:style-name="T16"/></text:span></text:p>
      <text:p text:style-name="P39"><text:span text:style-name="Strong_20_Emphasis"><text:span text:style-name="T16">Components are responsible for displaying GUI elements and managing GUI states. </text:span></text:span><text:span text:style-name="Strong_20_Emphasis"><text:span text:style-name="T17">Besides the </text:span></text:span><text:span text:style-name="Strong_20_Emphasis"><text:span text:style-name="T16">components, </text:span></text:span><text:span text:style-name="Strong_20_Emphasis"><text:span text:style-name="T17">t</text:span></text:span><text:span text:style-name="Strong_20_Emphasis"><text:span text:style-name="T16">here are also services that are responsible for the operations that are not directly related to GUIs such as reading and saving data.</text:span></text:span></text:p>
      <text:p text:style-name="P39"><text:span text:style-name="Strong_20_Emphasis"><text:span text:style-name="T16"/></text:span></text:p>
      <text:p text:style-name="P39"><text:span text:style-name="Strong_20_Emphasis"><text:span text:style-name="T17">All custom components and service files start with the prefix „My“ to make it easier to find them. </text:span></text:span><text:span text:style-name="Strong_20_Emphasis"><text:span text:style-name="T31">I will briefly describe the main </text:span></text:span><text:span text:style-name="Strong_20_Emphasis"><text:span text:style-name="T33">services and</text:span></text:span><text:span text:style-name="Strong_20_Emphasis"><text:span text:style-name="T31"> custom components and </text:span></text:span><text:span text:style-name="Strong_20_Emphasis"><text:span text:style-name="T33">try to explain </text:span></text:span><text:span text:style-name="Strong_20_Emphasis"><text:span text:style-name="T31">how they are plugged in </text:span></text:span><text:span text:style-name="Strong_20_Emphasis"><text:span text:style-name="T32">together to build a functioning modular application.</text:span></text:span></text:p>
      <text:list xml:id="list31130627732814" text:continue-numbering="true" text:style-name="WWNum1">
        <text:list-item>
          <text:list>
            <text:list-item>
              <text:h text:style-name="P26" text:outline-level="2"><text:bookmark-start text:name="__RefHeading___Toc2572_234334181612"/><text:span text:style-name="Strong_20_Emphasis">MyTabsComponent</text:span><text:bookmark-start text:name="__DdeLink__7368_100430386"/><text:bookmark-end text:name="__RefHeading___Toc2572_234334181612"/></text:h>
            </text:list-item>
          </text:list>
        </text:list-item>
      </text:list>
      <text:p text:style-name="P40"><text:bookmark-start text:name="__DdeLink__7082_1004303864"/><text:span text:style-name="Strong_20_Emphasis"><text:span text:style-name="T13">The application </text:span></text:span><text:span text:style-name="Strong_20_Emphasis"><text:span text:style-name="T18">uses the </text:span></text:span><text:bookmark-start text:name="__DdeLink__7549_100430386"/><text:span text:style-name="Strong_20_Emphasis"><text:span text:style-name="T80">NavigationContainer</text:span></text:span><text:bookmark-end text:name="__DdeLink__7549_100430386"/><text:span text:style-name="Strong_20_Emphasis"><text:span text:style-name="T18"> (</text:span></text:span><text:a xlink:type="simple" xlink:href="https://reactnavigation.org/docs/navigation-container/" text:style-name="Internet_20_link" text:visited-style-name="Visited_20_Internet_20_Link"><text:span text:style-name="Strong_20_Emphasis">see</text:span></text:a><text:span text:style-name="Strong_20_Emphasis"><text:span text:style-name="T18">) as a top-level navigator with a dark theme. It is the main component that is rendered in <text:s/></text:span></text:span><text:span text:style-name="Strong_20_Emphasis"><text:span text:style-name="T80">App.js</text:span></text:span><text:span text:style-name="Strong_20_Emphasis"><text:span text:style-name="T18">.</text:span></text:span><text:span text:style-name="Strong_20_Emphasis"><text:span text:style-name="T13"> </text:span></text:span><text:bookmark-end text:name="__DdeLink__7082_1004303864"/><text:bookmark-end text:name="__DdeLink__7368_100430386"/><text:span text:style-name="Strong_20_Emphasis"><text:span text:style-name="T18">The custom </text:span></text:span><text:bookmark-start text:name="__DdeLink__7580_100430386"/><text:span text:style-name="Strong_20_Emphasis"><text:span text:style-name="T80">MyTabsComponent</text:span></text:span><text:span text:style-name="Strong_20_Emphasis"><text:span text:style-name="T18"> is</text:span></text:span><text:bookmark-end text:name="__DdeLink__7580_100430386"/><text:span text:style-name="Strong_20_Emphasis"><text:span text:style-name="T18"> rendered inside the </text:span></text:span><text:span text:style-name="Strong_20_Emphasis"><text:span text:style-name="T80">NavigationContainer</text:span></text:span><text:span text:style-name="Strong_20_Emphasis"><text:span text:style-name="T18">.</text:span></text:span></text:p>
      <text:p text:style-name="P36"><text:span text:style-name="Strong_20_Emphasis"><text:span text:style-name="T13"/></text:span></text:p>
      <text:p text:style-name="P41"><text:span text:style-name="Strong_20_Emphasis"><text:span text:style-name="T80">MyTabsComponent</text:span></text:span><text:span text:style-name="Strong_20_Emphasis"><text:span text:style-name="T18"> </text:span></text:span><text:span text:style-name="Strong_20_Emphasis"><text:span text:style-name="T19">responsible for defining the screens and childeren elements of each tab</text:span></text:span><text:span text:style-name="Strong_20_Emphasis"><text:span text:style-name="T20">s. This is where the bottom tab icons and tab sreen titles are defined. </text:span></text:span><text:span text:style-name="Strong_20_Emphasis"><text:span text:style-name="T21">There are three custom components that are responsible for the three tab screens</text:span></text:span><text:bookmark-start text:name="__DdeLink__7698_100430386"/><text:span text:style-name="Strong_20_Emphasis"><text:span text:style-name="T21">: </text:span></text:span><text:span text:style-name="Strong_20_Emphasis"><text:span text:style-name="T80">MyRentalComponent</text:span></text:span><text:span text:style-name="Strong_20_Emphasis"><text:span text:style-name="T21">, </text:span></text:span><text:span text:style-name="Strong_20_Emphasis"><text:span text:style-name="T80">MyBookingsComponent</text:span></text:span><text:span text:style-name="Strong_20_Emphasis"><text:span text:style-name="T21"> </text:span></text:span><text:span text:style-name="Strong_20_Emphasis"><text:span text:style-name="T22">and </text:span></text:span><text:span text:style-name="Strong_20_Emphasis"><text:span text:style-name="T80">MyProfileComponent</text:span></text:span><text:span text:style-name="Strong_20_Emphasis"><text:span text:style-name="T22">.</text:span></text:span><text:bookmark-end text:name="__DdeLink__7698_100430386"/></text:p>
      <text:p text:style-name="P36"><text:span text:style-name="Strong_20_Emphasis"><text:span text:style-name="T13"/></text:span></text:p>
      <text:list xml:id="list31130833750950" text:continue-numbering="true" text:style-name="WWNum1">
        <text:list-item>
          <text:list>
            <text:list-item>
              <text:h text:style-name="P26" text:outline-level="2"><text:bookmark-start text:name="__RefHeading___Toc2572_234334181613"/><text:span text:style-name="Strong_20_Emphasis">MyRentalComponent</text:span><text:bookmark-end text:name="__RefHeading___Toc2572_234334181613"/></text:h>
            </text:list-item>
          </text:list>
        </text:list-item>
      </text:list>
      <text:p text:style-name="P42"><text:span text:style-name="Strong_20_Emphasis"><text:span text:style-name="T13">Th</text:span></text:span><text:span text:style-name="Strong_20_Emphasis"><text:span text:style-name="T23">is component is the main component for the first tab </text:span></text:span><text:span text:style-name="Strong_20_Emphasis"><text:span text:style-name="T80">Rental</text:span></text:span><text:span text:style-name="Strong_20_Emphasis"><text:span text:style-name="T24"> </text:span></text:span><text:span text:style-name="Strong_20_Emphasis"><text:span text:style-name="T23">screen where users </text:span></text:span><text:span text:style-name="Strong_20_Emphasis"><text:span text:style-name="T24">can </text:span></text:span><text:span text:style-name="Strong_20_Emphasis"><text:span text:style-name="T23">see the list of cars, use filters to reduce the list and make bookings by using the </text:span></text:span><text:span text:style-name="Strong_20_Emphasis"><text:span text:style-name="T80">Book</text:span></text:span><text:span text:style-name="Strong_20_Emphasis"><text:span text:style-name="T23"> button.</text:span></text:span><text:span text:style-name="Strong_20_Emphasis"><text:span text:style-name="T13"> </text:span></text:span><text:span text:style-name="Strong_20_Emphasis"><text:span text:style-name="T25">It has two main custom components. The custom component </text:span></text:span><text:span text:style-name="Strong_20_Emphasis"><text:span text:style-name="T80">MyFilterComponen</text:span></text:span><text:span text:style-name="Strong_20_Emphasis"><text:span text:style-name="T25"> is responsible for placing the filter switches controls at the top of screen and the component </text:span></text:span><text:bookmark-start text:name="__DdeLink__7816_100430386"/><text:span text:style-name="Strong_20_Emphasis"><text:span text:style-name="T80">MyRentalCellComponent</text:span></text:span><text:bookmark-end text:name="__DdeLink__7816_100430386"/><text:span text:style-name="Strong_20_Emphasis"><text:span text:style-name="T25"> renders a custom table cell that displays every information for a car. The component </text:span></text:span><text:span text:style-name="Strong_20_Emphasis"><text:span text:style-name="T80">MyRentalCellComponent</text:span></text:span><text:span text:style-name="Strong_20_Emphasis"><text:span text:style-name="T25"> is as a custom cell for each car inside a </text:span></text:span><text:span text:style-name="Strong_20_Emphasis"><text:span text:style-name="T80">Tableview</text:span></text:span><text:span text:style-name="Strong_20_Emphasis"><text:span text:style-name="T25"> component that is in turn inside a </text:span></text:span><text:span text:style-name="Strong_20_Emphasis"><text:span text:style-name="T80">ScrollView</text:span></text:span><text:span text:style-name="Strong_20_Emphasis"><text:span text:style-name="T25"> and is a such builds a scrollable list of cars.</text:span></text:span></text:p>
      <text:p text:style-name="P36"><text:span text:style-name="Strong_20_Emphasis"><text:span text:style-name="T13"/></text:span></text:p>
      <text:list xml:id="list31131763817541" text:continue-numbering="true" text:style-name="WWNum1">
        <text:list-item>
          <text:list>
            <text:list-item>
              <text:h text:style-name="P26" text:outline-level="2"><text:bookmark-start text:name="__RefHeading___Toc2572_234334181614"/><text:span text:style-name="Strong_20_Emphasis">MyBookingsComponent</text:span><text:bookmark-end text:name="__RefHeading___Toc2572_234334181614"/></text:h>
            </text:list-item>
          </text:list>
        </text:list-item>
      </text:list>
      <text:p text:style-name="P36"><text:span text:style-name="Strong_20_Emphasis"><text:span text:style-name="T13">The </text:span></text:span><text:span text:style-name="Strong_20_Emphasis"><text:span text:style-name="T26">component </text:span></text:span><text:span text:style-name="Strong_20_Emphasis"><text:span text:style-name="T80">MyBookingsComponent</text:span></text:span><text:span text:style-name="Strong_20_Emphasis"><text:span text:style-name="T13"> </text:span></text:span><text:span text:style-name="Strong_20_Emphasis"><text:span text:style-name="T27">is responsible for rendering the second </text:span></text:span><text:span text:style-name="Strong_20_Emphasis"><text:span text:style-name="T80">Bookings</text:span></text:span><text:span text:style-name="Strong_20_Emphasis"><text:span text:style-name="T27"> tab screen</text:span></text:span><text:span text:style-name="Strong_20_Emphasis"><text:span text:style-name="T13"> </text:span></text:span><text:span text:style-name="Strong_20_Emphasis"><text:span text:style-name="T27">where customers can see the list of their bookings. They list provides a functionality for users to select bookings and cancel/delete them.</text:span></text:span></text:p>
      <text:p text:style-name="P36"><text:span text:style-name="Strong_20_Emphasis"><text:span text:style-name="T27"/></text:span></text:p>
      <text:p text:style-name="P43"><text:span text:style-name="Strong_20_Emphasis"><text:span text:style-name="T28">This relatively a simple component that is iterates through a user’s list of bookings (</text:span></text:span><text:a xlink:type="simple" xlink:href="https://developer.mozilla.org/en-US/docs/Web/JavaScript/Reference/Global_Objects/Array/map" text:style-name="Internet_20_link" text:visited-style-name="Visited_20_Internet_20_Link"><text:span text:style-name="Strong_20_Emphasis"><text:span text:style-name="T29">A</text:span></text:span></text:a><text:a xlink:type="simple" xlink:href="https://developer.mozilla.org/en-US/docs/Web/JavaScript/Reference/Global_Objects/Array/map" text:style-name="Internet_20_link" text:visited-style-name="Visited_20_Internet_20_Link"><text:span text:style-name="Strong_20_Emphasis"><text:span text:style-name="T28">rray.map</text:span></text:span></text:a><text:span text:style-name="Strong_20_Emphasis"><text:span text:style-name="T28">) and renders a scrollable table containing the images, models and prices of booked cars.</text:span></text:span></text:p>
      <text:p text:style-name="P36"><text:span text:style-name="Strong_20_Emphasis"><text:span text:style-name="T13"/></text:span></text:p>
      <text:list xml:id="list31130905884010" text:continue-numbering="true" text:style-name="WWNum1">
        <text:list-item>
          <text:list>
            <text:list-item>
              <text:h text:style-name="P26" text:outline-level="2"><text:bookmark-start text:name="__RefHeading___Toc2572_234334181615"/><text:soft-page-break/><text:span text:style-name="Strong_20_Emphasis">MyProfileComponent</text:span><text:bookmark-end text:name="__RefHeading___Toc2572_234334181615"/></text:h>
            </text:list-item>
          </text:list>
        </text:list-item>
      </text:list>
      <text:p text:style-name="P36"><text:span text:style-name="Strong_20_Emphasis"><text:span text:style-name="T13">The </text:span></text:span><text:span text:style-name="Strong_20_Emphasis"><text:span text:style-name="T30">is the component that is responsible for rendering the third tab screen of the application. It enables users to create and update their profiles.</text:span></text:span></text:p>
      <text:p text:style-name="P36"><text:span text:style-name="Strong_20_Emphasis"><text:span text:style-name="T13"/></text:span></text:p>
      <text:p text:style-name="P44"><text:span text:style-name="Strong_20_Emphasis"><text:span text:style-name="T30">It uses the custom compon</text:span></text:span><text:bookmark-start text:name="__DdeLink__8021_100430386"/><text:span text:style-name="Strong_20_Emphasis"><text:span text:style-name="T30">ent </text:span></text:span><text:span text:style-name="Strong_20_Emphasis"><text:span text:style-name="T80">MyProfileCellComponent</text:span></text:span><text:span text:style-name="Strong_20_Emphasis"><text:span text:style-name="T30"> to r</text:span></text:span><text:bookmark-end text:name="__DdeLink__8021_100430386"/><text:span text:style-name="Strong_20_Emphasis"><text:span text:style-name="T30">ender each of the profile fields. The component </text:span></text:span><text:span text:style-name="Strong_20_Emphasis"><text:span text:style-name="T80">MyProfileCellComponent</text:span></text:span><text:span text:style-name="Strong_20_Emphasis"><text:span text:style-name="T30"> renders a table cell with a TexInput component as cellAccessoryView thereby providing a </text:span></text:span><text:bookmark-start text:name="__DdeLink__8052_100430386"/><text:span text:style-name="Strong_20_Emphasis"><text:span text:style-name="T30">convenient</text:span></text:span><text:bookmark-end text:name="__DdeLink__8052_100430386"/><text:span text:style-name="Strong_20_Emphasis"><text:span text:style-name="T30"> editable control for the user.</text:span></text:span></text:p>
      <text:p text:style-name="P44"><text:span text:style-name="Strong_20_Emphasis"><text:span text:style-name="T30"/></text:span></text:p>
      <text:list xml:id="list31131225516455" text:continue-numbering="true" text:style-name="WWNum1">
        <text:list-item>
          <text:list>
            <text:list-item>
              <text:h text:style-name="P29" text:outline-level="2"><text:bookmark-start text:name="__RefHeading___Toc2572_234334181616111"/><text:span text:style-name="Strong_20_Emphasis"><text:span text:style-name="T106">Component Styling</text:span></text:span><text:bookmark-end text:name="__RefHeading___Toc2572_234334181616111"/></text:h>
            </text:list-item>
          </text:list>
        </text:list-item>
      </text:list>
      <text:p text:style-name="P56"><text:span text:style-name="Strong_20_Emphasis"><text:span text:style-name="T58">FlexBox layout is extensively used to arrange GUI components on the screen. This helped to achieve a good distribution and arrangment of GUI components with less time and effort.</text:span></text:span></text:p>
      <text:p text:style-name="P36"><text:span text:style-name="Strong_20_Emphasis"><text:span text:style-name="T13"/></text:span></text:p>
      <text:list xml:id="list31130390654438" text:continue-numbering="true" text:style-name="WWNum1">
        <text:list-item>
          <text:list>
            <text:list-item>
              <text:h text:style-name="P26" text:outline-level="2"><text:bookmark-start text:name="__RefHeading___Toc2572_234334181616"/><text:bookmark-start text:name="__DdeLink__8407_100430386"/><text:span text:style-name="Strong_20_Emphasis">MyRentalService</text:span><text:bookmark-end text:name="__RefHeading___Toc2572_234334181616"/></text:h>
            </text:list-item>
          </text:list>
        </text:list-item>
      </text:list>
      <text:p text:style-name="P45"><text:span text:style-name="Strong_20_Emphasis"><text:span text:style-name="T13">Th</text:span></text:span><text:span text:style-name="Strong_20_Emphasis"><text:span text:style-name="T34">e</text:span></text:span><text:bookmark-end text:name="__DdeLink__8407_100430386"/><text:span text:style-name="Strong_20_Emphasis"><text:span text:style-name="T34"> </text:span></text:span><text:span text:style-name="Strong_20_Emphasis"><text:span text:style-name="T80">MyRentalService</text:span></text:span><text:span text:style-name="Strong_20_Emphasis"><text:span text:style-name="T34"> service offers functionalities for the components to read data from the main </text:span></text:span><text:bookmark-start text:name="__DdeLink__8170_100430386"/><text:bookmark-start text:name="__DdeLink__8201_100430386"/><text:span text:style-name="Strong_20_Emphasis"><text:span text:style-name="T80">MyData.js</text:span></text:span><text:span text:style-name="Strong_20_Emphasis"><text:span text:style-name="T34"> data file</text:span></text:span><text:bookmark-end text:name="__DdeLink__8170_100430386"/><text:bookmark-end text:name="__DdeLink__8201_100430386"/><text:span text:style-name="Strong_20_Emphasis"><text:span text:style-name="T34">. All cars and their attributes come from the </text:span></text:span><text:span text:style-name="Strong_20_Emphasis"><text:span text:style-name="T80">MyData.js</text:span></text:span><text:span text:style-name="Strong_20_Emphasis"><text:span text:style-name="T34"> data file through this service.</text:span></text:span></text:p>
      <text:p text:style-name="P45"><text:span text:style-name="Strong_20_Emphasis"><text:span text:style-name="T34"/></text:span></text:p>
      <text:p text:style-name="P46"><text:span text:style-name="Strong_20_Emphasis"><text:span text:style-name="T34">The </text:span></text:span><text:span text:style-name="Strong_20_Emphasis"><text:span text:style-name="T80">getAllCars</text:span></text:span><text:span text:style-name="Strong_20_Emphasis"><text:span text:style-name="T34"> </text:span></text:span><text:span text:style-name="Strong_20_Emphasis"><text:span text:style-name="T35">method returns all cars found in the </text:span></text:span><text:span text:style-name="Strong_20_Emphasis"><text:span text:style-name="T80">MyData.js</text:span></text:span><text:span text:style-name="Strong_20_Emphasis"><text:span text:style-name="T34"> data file</text:span></text:span><text:span text:style-name="Strong_20_Emphasis"><text:span text:style-name="T35"> without applying any filters.</text:span></text:span></text:p>
      <text:p text:style-name="P46"><text:span text:style-name="Strong_20_Emphasis"><text:span text:style-name="T35"/></text:span></text:p>
      <text:p text:style-name="P46"><text:span text:style-name="Strong_20_Emphasis"><text:span text:style-name="T35">The </text:span></text:span><text:span text:style-name="Strong_20_Emphasis"><text:span text:style-name="T80">getCarsByFilter</text:span></text:span><text:span text:style-name="Strong_20_Emphasis"><text:span text:style-name="T35"> </text:span></text:span><text:span text:style-name="Strong_20_Emphasis"><text:span text:style-name="T36">method returns a list cars that match the given filter creteria, which can include features like electric or feul cars, cars with manual or authmatic gear shift etc. </text:span></text:span><text:span text:style-name="Strong_20_Emphasis"><text:span text:style-name="T37">It uses an AND operator to combine multiple filter criteria, </text:span></text:span><text:span text:style-name="Strong_20_Emphasis"><text:span text:style-name="T38">i.e. a car must have all the features that match all </text:span></text:span><text:span text:style-name="Strong_20_Emphasis"><text:span text:style-name="T39">a given </text:span></text:span><text:span text:style-name="Strong_20_Emphasis"><text:span text:style-name="T38">creteria </text:span></text:span><text:span text:style-name="Strong_20_Emphasis"><text:span text:style-name="T40">so that it can be in the result list.</text:span></text:span></text:p>
      <text:p text:style-name="P46"><text:span text:style-name="Strong_20_Emphasis"><text:span text:style-name="T40"/></text:span></text:p>
      <text:p text:style-name="P50"><text:span text:style-name="Strong_20_Emphasis"><text:span text:style-name="T50">There is a unit test for testing different aspects of this service (see </text:span></text:span><text:span text:style-name="Strong_20_Emphasis"><text:span text:style-name="T50"><text:bookmark-ref text:reference-format="text" text:ref-name="__RefHeading___Toc8705_100430386">Unit testing</text:bookmark-ref></text:span></text:span><text:span text:style-name="Strong_20_Emphasis"><text:span text:style-name="T50">)</text:span></text:span></text:p>
      <text:p text:style-name="P46"><text:span text:style-name="Strong_20_Emphasis"><text:span text:style-name="T40"/></text:span></text:p>
      <text:p text:style-name="P47"><text:span text:style-name="Strong_20_Emphasis"><text:span text:style-name="T41">The method </text:span></text:span><text:span text:style-name="Strong_20_Emphasis"><text:span text:style-name="T80">getCarsByIds</text:span></text:span><text:span text:style-name="Strong_20_Emphasis"><text:span text:style-name="T41"> returns all cars that match the list of car ids given.</text:span></text:span></text:p>
      <text:p text:style-name="P34"><text:span text:style-name="Strong_20_Emphasis"><text:span text:style-name="T102"/></text:span></text:p>
      <text:list xml:id="list31131716156630" text:continue-numbering="true" text:style-name="WWNum1">
        <text:list-item>
          <text:list>
            <text:list-item>
              <text:h text:style-name="P27" text:outline-level="2"><text:bookmark-start text:name="__RefHeading___Toc2572_2343341816161"/><text:bookmark-start text:name="__DdeLink__8739_100430386"/><text:span text:style-name="Strong_20_Emphasis">MyBookingService</text:span><text:bookmark-end text:name="__RefHeading___Toc2572_2343341816161"/></text:h>
            </text:list-item>
          </text:list>
        </text:list-item>
      </text:list>
      <text:p text:style-name="P49"><text:span text:style-name="Strong_20_Emphasis"><text:span text:style-name="T13">Th</text:span></text:span><text:span text:style-name="Strong_20_Emphasis"><text:span text:style-name="T34">e </text:span></text:span><text:span text:style-name="Strong_20_Emphasis"><text:span text:style-name="T42">servic</text:span></text:span><text:bookmark-end text:name="__DdeLink__8739_100430386"/><text:span text:style-name="Strong_20_Emphasis"><text:span text:style-name="T42">e </text:span></text:span><text:bookmark-start text:name="__DdeLink__8774_100430386"/><text:span text:style-name="Strong_20_Emphasis"><text:span text:style-name="T80">MyBookingService</text:span></text:span><text:bookmark-end text:name="__DdeLink__8774_100430386"/><text:span text:style-name="Strong_20_Emphasis"><text:span text:style-name="T42"> </text:span></text:span><text:span text:style-name="Strong_20_Emphasis"><text:span text:style-name="T43">is used by the custom components </text:span></text:span><text:span text:style-name="Strong_20_Emphasis"><text:span text:style-name="T44">to read, save and delete bookings. </text:span></text:span><text:span text:style-name="Strong_20_Emphasis"><text:span text:style-name="T45">The service saves </text:span></text:span><text:span text:style-name="Strong_20_Emphasis"><text:span text:style-name="T46">the list of user</text:span></text:span><text:span text:style-name="Strong_20_Emphasis"><text:span text:style-name="T45"> bookings to the </text:span></text:span><text:bookmark-start text:name="__DdeLink__8615_100430386"/><text:bookmark-start text:name="__DdeLink__8613_100430386"/><text:span text:style-name="Strong_20_Emphasis"><text:span text:style-name="T45">Async Storage </text:span></text:span><text:bookmark-end text:name="__DdeLink__8615_100430386"/><text:bookmark-end text:name="__DdeLink__8613_100430386"/><text:span text:style-name="Strong_20_Emphasis"><text:span text:style-name="T45">in a JSON format </text:span></text:span><text:span text:style-name="Strong_20_Emphasis"><text:span text:style-name="T48">and transforms the JSON format to JavaScript Array during data reading.</text:span></text:span><text:span text:style-name="Strong_20_Emphasis"><text:span text:style-name="T45"> </text:span></text:span><text:span text:style-name="Strong_20_Emphasis"><text:span text:style-name="T49">Saving to the </text:span></text:span><text:span text:style-name="Strong_20_Emphasis"><text:span text:style-name="T45">Async Storage</text:span></text:span><text:span text:style-name="Strong_20_Emphasis"><text:span text:style-name="T47"> enables the bookings data to persist and be avialable after application restart.</text:span></text:span></text:p>
      <text:p text:style-name="P48"><text:span text:style-name="Strong_20_Emphasis"><text:span text:style-name="T47"/></text:span></text:p>
      <text:list xml:id="list31130664003287" text:continue-numbering="true" text:style-name="WWNum1">
        <text:list-item>
          <text:list>
            <text:list-item>
              <text:h text:style-name="P28" text:outline-level="2"><text:bookmark-start text:name="__RefHeading___Toc2572_23433418161611"/><text:bookmark-start text:name="__DdeLink__9521_100430386"/><text:span text:style-name="Strong_20_Emphasis">MyProfileService</text:span><text:bookmark-end text:name="__RefHeading___Toc2572_23433418161611"/></text:h>
            </text:list-item>
          </text:list>
        </text:list-item>
      </text:list>
      <text:p text:style-name="P51"><text:span text:style-name="Strong_20_Emphasis"><text:span text:style-name="T51">Finally, the </text:span></text:span><text:bookmark-end text:name="__DdeLink__9521_100430386"/><text:span text:style-name="Strong_20_Emphasis"><text:span text:style-name="T51">service </text:span></text:span><text:span text:style-name="Strong_20_Emphasis"><text:span text:style-name="T80">MyProfileService</text:span></text:span><text:span text:style-name="Strong_20_Emphasis"><text:span text:style-name="T51"> provides functionalities to the custom components to save, </text:span></text:span><text:span text:style-name="Strong_20_Emphasis"><text:span text:style-name="T53">read</text:span></text:span><text:span text:style-name="Strong_20_Emphasis"><text:span text:style-name="T51"> and </text:span></text:span><text:span text:style-name="Strong_20_Emphasis"><text:span text:style-name="T53">delete</text:span></text:span><text:span text:style-name="Strong_20_Emphasis"><text:span text:style-name="T51"> </text:span></text:span><text:span text:style-name="Strong_20_Emphasis"><text:span text:style-name="T54">the </text:span></text:span><text:span text:style-name="Strong_20_Emphasis"><text:span text:style-name="T55">user’s </text:span></text:span><text:span text:style-name="Strong_20_Emphasis"><text:span text:style-name="T51">profile data. </text:span></text:span><text:span text:style-name="Strong_20_Emphasis"><text:span text:style-name="T55">It too converts the profile data into JSON format during saving and transforms the JSON data into JavaScript object during reading.</text:span></text:span></text:p>
      <text:p text:style-name="P51"><text:span text:style-name="Strong_20_Emphasis"><text:span text:style-name="T51"/></text:span></text:p>
      <text:p text:style-name="P51"><text:span text:style-name="Strong_20_Emphasis"><text:span text:style-name="T52">Unlike the service </text:span></text:span><text:span text:style-name="Strong_20_Emphasis"><text:span text:style-name="T80">MyBookingService </text:span></text:span><text:span text:style-name="Strong_20_Emphasis"><text:span text:style-name="T52">though, it uses the </text:span></text:span><text:bookmark-start text:name="__DdeLink__9588_100430386"/><text:span text:style-name="Strong_20_Emphasis"><text:span text:style-name="T52">SecureStore</text:span></text:span><text:bookmark-end text:name="__DdeLink__9588_100430386"/><text:span text:style-name="Strong_20_Emphasis"><text:span text:style-name="T52"> </text:span></text:span><text:span text:style-name="Strong_20_Emphasis"><text:span text:style-name="T57">so the data is saved </text:span></text:span><text:span text:style-name="Strong_20_Emphasis"><text:span text:style-name="T56">encrypt</text:span></text:span><text:span text:style-name="Strong_20_Emphasis"><text:span text:style-name="T57">ed</text:span></text:span><text:span text:style-name="Strong_20_Emphasis"><text:span text:style-name="T52"> as the user profile data is sensitive</text:span></text:span><text:span text:style-name="Strong_20_Emphasis"><text:span text:style-name="T51"> </text:span></text:span><text:span text:style-name="Strong_20_Emphasis"><text:span text:style-name="T52">and needs better protection.</text:span></text:span></text:p>
      <text:list xml:id="list31130139451994" text:continue-numbering="true" text:style-name="WWNum1">
        <text:list-item>
          <text:h text:style-name="P21" text:outline-level="1"><text:bookmark-start text:name="__DdeLink__7076_10043038631"/><text:bookmark-start text:name="__RefHeading___Toc8705_100430386"/>Unit testing<text:bookmark-end text:name="__DdeLink__7076_10043038631"/><text:bookmark-end text:name="__RefHeading___Toc8705_100430386"/></text:h>
        </text:list-item>
      </text:list>
      <text:p text:style-name="P52"><text:bookmark-start text:name="__DdeLink__9226_100430386"/><text:span text:style-name="Strong_20_Emphasis"><text:span text:style-name="T85">The test</text:span></text:span><text:bookmark-end text:name="__DdeLink__9226_100430386"/><text:span text:style-name="Strong_20_Emphasis"><text:span text:style-name="T85"> file </text:span></text:span><text:bookmark-start text:name="__DdeLink__9096_100430386"/><text:span text:style-name="Strong_20_Emphasis"><text:span text:style-name="T80">MyRentalService</text:span></text:span><text:bookmark-end text:name="__DdeLink__9096_100430386"/><text:span text:style-name="Strong_20_Emphasis"><text:span text:style-name="T80">.test.js</text:span></text:span><text:span text:style-name="Strong_20_Emphasis"><text:span text:style-name="T85"> contains different test cases that aims to test the service <text:s/></text:span></text:span><text:span text:style-name="Strong_20_Emphasis"><text:span text:style-name="T80">MyRentalService</text:span></text:span><text:span text:style-name="Strong_20_Emphasis"><text:span text:style-name="T85"> as it is the service that has a logic (filtering) to be tested. The other services just save and read data to the stores. Besides, testing the stores directly is not possible but rather the test is normally written against a mock store.</text:span></text:span></text:p>
      <text:p text:style-name="P35"><text:span text:style-name="Strong_20_Emphasis"><text:span text:style-name="T102"/></text:span></text:p>
      <text:list xml:id="list31131448130295" text:continue-numbering="true" text:style-name="WWNum1">
        <text:list-item>
          <text:h text:style-name="P21" text:outline-level="1"><text:bookmark-start text:name="__DdeLink__7076_10043038632"/>Evaluation<text:bookmark-end text:name="__DdeLink__7076_10043038632"/></text:h>
        </text:list-item>
      </text:list>
      <text:p text:style-name="P54"><text:span text:style-name="Strong_20_Emphasis"><text:span text:style-name="T86">The most challeging part for me was to come up with an idea for the app. This </text:span></text:span><text:span text:style-name="Strong_20_Emphasis"><text:span text:style-name="T87">is </text:span></text:span><text:span text:style-name="Strong_20_Emphasis"><text:span text:style-name="T86">where it took me to</text:span></text:span><text:span text:style-name="Strong_20_Emphasis"><text:span text:style-name="T87">o</text:span></text:span><text:span text:style-name="Strong_20_Emphasis"><text:span text:style-name="T86"> much time to arrive to the final decision. This process consumed much of my time and left me with </text:span></text:span><text:span text:style-name="Strong_20_Emphasis"><text:span text:style-name="T91">less</text:span></text:span><text:span text:style-name="Strong_20_Emphasis"><text:span text:style-name="T86"> time for the actual development. <text:s/></text:span></text:span></text:p>
      <text:p text:style-name="P35"><text:span text:style-name="Strong_20_Emphasis"><text:span text:style-name="T102"/></text:span></text:p>
      <text:p text:style-name="P53"><text:span text:style-name="Strong_20_Emphasis"><text:span text:style-name="T88">When it comes to the actual development and </text:span></text:span><text:span text:style-name="Strong_20_Emphasis"><text:span text:style-name="T92">the </text:span></text:span><text:span text:style-name="Strong_20_Emphasis"><text:span text:style-name="T88">code, I think the application is based on a good </text:span></text:span><text:span text:style-name="Strong_20_Emphasis"><text:span text:style-name="T91">and clean</text:span></text:span><text:span text:style-name="Strong_20_Emphasis"><text:span text:style-name="T88"> structure that can be easily expanded by adding more custom components and services. More features such as </text:span></text:span><text:span text:style-name="Strong_20_Emphasis"><text:span text:style-name="T89">retreiving data from and </text:span></text:span><text:span text:style-name="Strong_20_Emphasis"><text:span text:style-name="T88">saving data to a server using a REST API could </text:span></text:span><text:span text:style-name="Strong_20_Emphasis"><text:span text:style-name="T91">be </text:span></text:span><text:span text:style-name="Strong_20_Emphasis"><text:span text:style-name="T88">added. </text:span></text:span><text:span text:style-name="Strong_20_Emphasis"><text:span text:style-name="T89">REST client libraries such as </text:span></text:span><text:a xlink:type="simple" xlink:href="https://axios-http.com/" text:style-name="Internet_20_link" text:visited-style-name="Visited_20_Internet_20_Link"><text:span text:style-name="Strong_20_Emphasis"><text:span text:style-name="T89">axios</text:span></text:span></text:a><text:span text:style-name="Strong_20_Emphasis"><text:span text:style-name="T89"> </text:span></text:span><text:span text:style-name="Strong_20_Emphasis"><text:span text:style-name="T90">can make the task easier </text:span></text:span><text:span text:style-name="Strong_20_Emphasis"><text:span text:style-name="T93">in this regard</text:span></text:span><text:span text:style-name="Strong_20_Emphasis"><text:span text:style-name="T89">.</text:span></text:span></text:p>
      <text:p text:style-name="P53"><text:span text:style-name="Strong_20_Emphasis"><text:span text:style-name="T89"/></text:span></text:p>
      <text:p text:style-name="P58"><text:span text:style-name="Strong_20_Emphasis"><text:span text:style-name="T96">Further, online location and map services could be added to the app to enable the user select pick-up and drop-off of rental cars and also to be used for when editing the user’s address.</text:span></text:span></text:p>
      <text:p text:style-name="P53"><text:span text:style-name="Strong_20_Emphasis"><text:span text:style-name="T89"/></text:span></text:p>
      <text:p text:style-name="P55"><text:span text:style-name="Strong_20_Emphasis"><text:span text:style-name="T97">One of the positive experiences I have developing this app is working with FlexBox layout. </text:span></text:span><text:span text:style-name="Strong_20_Emphasis"><text:span text:style-name="T94">I really enjoyed playing and experimenting with FlexBox</text:span></text:span><text:bookmark-start text:name="__DdeLink__9486_100430386"/><text:span text:style-name="Strong_20_Emphasis"><text:span text:style-name="T94"> </text:span></text:span><text:bookmark-end text:name="__DdeLink__9486_100430386"/><text:span text:style-name="Strong_20_Emphasis"><text:span text:style-name="T94">styling. It helped me to place </text:span></text:span><text:span text:style-name="Strong_20_Emphasis"><text:span text:style-name="T98">and arrange</text:span></text:span><text:span text:style-name="Strong_20_Emphasis"><text:span text:style-name="T94"> GUI controls easily with little effort. It would have taken me much time and effort without the help that comes with FlexBox.</text:span></text:span></text:p>
      <text:p text:style-name="P55"><text:span text:style-name="Strong_20_Emphasis"><text:span text:style-name="T94"/></text:span></text:p>
      <text:p text:style-name="P57"><text:span text:style-name="Strong_20_Emphasis"><text:span text:style-name="T95">Further, when it comes to React Native programming in particular, I had encoutered two main problems which at the end </text:span></text:span><text:span text:style-name="Strong_20_Emphasis"><text:span text:style-name="T99">I was able to fix</text:span></text:span><text:span text:style-name="Strong_20_Emphasis"><text:span text:style-name="T95">. These challenges helped me to learn new areas of React Native.</text:span></text:span></text:p>
      <text:p text:style-name="P57"><text:span text:style-name="Strong_20_Emphasis"><text:span text:style-name="T95"/></text:span></text:p>
      <text:p text:style-name="P59"><text:span text:style-name="Strong_20_Emphasis"><text:span text:style-name="T95">The first challenge was reading and using data from the data storages inside </text:span></text:span><text:span text:style-name="Strong_20_Emphasis"><text:span text:style-name="T100">a</text:span></text:span><text:span text:style-name="Strong_20_Emphasis"><text:span text:style-name="T95"> constructor of a </text:span></text:span><text:span text:style-name="Strong_20_Emphasis"><text:span text:style-name="T99">class </text:span></text:span><text:span text:style-name="Strong_20_Emphasis"><text:span text:style-name="T95">component. Both the Async Storage and the </text:span></text:span><text:span text:style-name="Strong_20_Emphasis"><text:span text:style-name="T52">SecureStore </text:span></text:span><text:span text:style-name="Strong_20_Emphasis"><text:span text:style-name="T59">need </text:span></text:span><text:bookmark-start text:name="__DdeLink__9782_100430386"/><text:span text:style-name="Strong_20_Emphasis"><text:span text:style-name="T80">await</text:span></text:span><text:bookmark-end text:name="__DdeLink__9782_100430386"/><text:span text:style-name="Strong_20_Emphasis"><text:span text:style-name="T59"> </text:span></text:span><text:span text:style-name="Strong_20_Emphasis"><text:span text:style-name="T60">for the data from the storages to be used to update the component state during initialisation. </text:span></text:span><text:span text:style-name="Strong_20_Emphasis"><text:span text:style-name="T61">But </text:span></text:span><text:span text:style-name="Strong_20_Emphasis"><text:span text:style-name="T80">await</text:span></text:span><text:span text:style-name="Strong_20_Emphasis"><text:span text:style-name="T61"> cannot be used inside a class constructor.</text:span></text:span><text:span text:style-name="Strong_20_Emphasis"><text:span text:style-name="T60"> </text:span></text:span><text:span text:style-name="Strong_20_Emphasis"><text:span text:style-name="T61">I learned that React Native class components provide a convinient method called </text:span></text:span><text:bookmark-start text:name="__DdeLink__9816_100430386"/><text:span text:style-name="Strong_20_Emphasis"><text:span text:style-name="T80">componentDidMount</text:span></text:span><text:bookmark-end text:name="__DdeLink__9816_100430386"/><text:span text:style-name="Strong_20_Emphasis"><text:span text:style-name="T61"> </text:span></text:span><text:span text:style-name="Strong_20_Emphasis"><text:span text:style-name="T72">that is invoked immediately after a component is mounted</text:span></text:span><text:span text:style-name="Strong_20_Emphasis"><text:span text:style-name="T61"> </text:span></text:span><text:span text:style-name="Strong_20_Emphasis"><text:span text:style-name="T62">(</text:span></text:span><text:a xlink:type="simple" xlink:href="https://reactjs.org/docs/react-component.html#componentdidmount" text:style-name="Internet_20_link" text:visited-style-name="Visited_20_Internet_20_Link"><text:span text:style-name="Strong_20_Emphasis">see</text:span></text:a><text:span text:style-name="Strong_20_Emphasis"><text:span text:style-name="T62">). </text:span></text:span><text:span text:style-name="Strong_20_Emphasis"><text:span text:style-name="T63">I used this method as an alternative to component consturctors </text:span></text:span><text:span text:style-name="Strong_20_Emphasis"><text:span text:style-name="T64">in such senario.</text:span></text:span></text:p>
      <text:p text:style-name="P59"><text:span text:style-name="Strong_20_Emphasis"><text:span text:style-name="T64"/></text:span></text:p>
      <text:p text:style-name="P59"><text:span text:style-name="Strong_20_Emphasis"><text:span text:style-name="T65">Th</text:span></text:span><text:span text:style-name="Strong_20_Emphasis"><text:span text:style-name="T65">e second challenge had to do with propagating events from a parent component to a child component. Normally, </text:span></text:span><text:span text:style-name="Strong_20_Emphasis"><text:span text:style-name="T66">the par</text:span></text:span><text:span text:style-name="Strong_20_Emphasis"><text:span text:style-name="T66">ent us</text:span></text:span><text:span text:style-name="Strong_20_Emphasis"><text:span text:style-name="T66">es</text:span></text:span><text:span text:style-name="Strong_20_Emphasis"><text:span text:style-name="T65"> the </text:span></text:span><text:span text:style-name="Strong_20_Emphasis"><text:span text:style-name="T80">props</text:span></text:span><text:span text:style-name="Strong_20_Emphasis"><text:span text:style-name="T65"> t</text:span></text:span><text:span text:style-name="Strong_20_Emphasis"><text:span text:style-name="T65">o</text:span></text:span><text:span text:style-name="Strong_20_Emphasis"><text:span text:style-name="T63"> </text:span></text:span><text:span text:style-name="Strong_20_Emphasis"><text:span text:style-name="T66">attach an event hanlder (a function) to get events and actions from a child component. But whe I did the save button in the profile screen, I face the problem of a parent component propagating an event to the child component. </text:span></text:span><text:span text:style-name="Strong_20_Emphasis"><text:span text:style-name="T67">I learned that parent state changes are propagated through the </text:span></text:span><text:span text:style-name="Strong_20_Emphasis"><text:span text:style-name="T68">method </text:span></text:span><text:span text:style-name="Strong_20_Emphasis"><text:span text:style-name="T80">componentDidUpdate</text:span></text:span><text:span text:style-name="Strong_20_Emphasis"><text:span text:style-name="T68"> that comes with a class component. </text:span></text:span><text:span text:style-name="Strong_20_Emphasis"><text:span text:style-name="T69">The custom component </text:span></text:span><text:span text:style-name="Strong_20_Emphasis"><text:span text:style-name="T80">MyProfileComponent</text:span></text:span><text:span text:style-name="Strong_20_Emphasis"><text:span text:style-name="T69"> uses this method to watch for the profile save event that comes from the parent navigator componen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Serif" svg:font-family="LiberationSerif" style:font-family-generic="roman" style:font-pitch="variable"/>
    <style:font-face style:name="Lohit Devanagari" svg:font-family="'Lohit Devanagari'"/>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Songti SC" style:font-family-asian="'Songti SC'" style:font-family-generic-asian="system" style:font-pitch-asian="variable" style:font-size-asian="18pt" style:font-weight-asian="bold"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807in" fo:margin-bottom="0.1807in" style:contextual-spacing="false" fo:line-height="173%" fo:keep-together="alway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next-style-name="Standard" style:default-outline-level="4" style:list-style-name="" style:class="text">
      <style:paragraph-properties fo:margin-top="0.1945in" fo:margin-bottom="0.2016in" style:contextual-spacing="false" fo:line-height="156%" fo:keep-together="always" fo:keep-with-next="always"/>
      <style:text-properties fo:font-size="14pt" fo:font-weight="bold" style:font-size-asian="14pt" style:font-weight-asian="bold" style:font-size-complex="14pt" style:font-weight-complex="bold"/>
    </style:style>
    <style:style style:name="Text_20_body_20__28_user_29_" style:display-name="Text body (user)" style:family="paragraph" style:parent-style-name="Standard">
      <style:paragraph-properties fo:margin-top="0in" fo:margin-bottom="0.0972in" style:contextual-spacing="false" fo:line-height="115%"/>
    </style:style>
    <style:style style:name="caption" style:family="paragraph" style:parent-style-name="Standard" style:next-style-name="Standard">
      <style:paragraph-properties fo:margin-top="0.0835in" fo:margin-bottom="0.0835in" style:contextual-spacing="false" text:number-lines="false" text:line-number="0"/>
      <style:text-properties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TML_20_Preformatted" style:display-name="HTML Preformatted" style:family="paragraph">
      <style:paragraph-properties fo:margin-top="0in" fo:margin-bottom="0in" style:contextual-spacing="false" fo:text-align="start" style:justify-single-word="false" fo:orphans="2" fo:widows="2"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letter-kerning="false" style:font-name-asian="SimSun" style:font-family-asian="SimSun" style:font-family-generic-asian="system" style:font-pitch-asian="variable" style:font-size-asian="10pt" style:language-asian="zh" style:country-asian="CN" style:font-name-complex="Courier New1" style:font-family-complex="'Courier New'" style:font-family-generic-complex="system" style:font-pitch-complex="variable" style:font-size-complex="10pt" style:language-complex="ar" style:country-complex="S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2917in" fo:margin-right="0in" fo:text-indent="0in" style:auto-text-indent="false"/>
    </style:style>
    <style:style style:name="Contents_20_3" style:display-name="Contents 3" style:family="paragraph" style:parent-style-name="Standard" style:next-style-name="Standard" style:class="index">
      <style:paragraph-properties fo:margin-left="0.58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0000ff"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text-properties style:font-name="Times New Roman" fo:font-family="'Times New Roman'" style:font-family-generic="roman" style:font-pitch="variable" style:font-name-asian="SimSun" style:font-family-asian="SimSun" style:font-family-generic-asian="system" style:font-pitch-asian="variable"/>
    </style:style>
    <style:style style:name="Strong" style:family="text" style:parent-style-name="Default_20_Paragraph_20_Fon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_20__28_user_29_" style:display-name="Footnote Symbol (user)"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loext:graphic-properties draw:fill="none"/>
      <style:paragraph-properties fo:text-align="start"/>
      <style:text-properties fo:color="#000000" loext:opacity="100%" fo:font-size="18pt"/>
    </style:style>
    <style:style style:name="MT1" style:family="text">
      <style:text-properties fo:font-size="9pt" fo:font-weight="bold" style:font-size-asian="9pt" style:font-weight-asian="bold" style:font-size-complex="9pt" style:font-weight-complex="bold"/>
    </style:style>
    <style:style style:name="MT2" style:family="text">
      <style:text-properties fo:font-size="9pt" style:font-size-asian="9pt" style:font-size-complex="9pt"/>
    </style:style>
    <style:style style:name="MT3"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ragraph" style:horizontal-pos="right" style:horizontal-rel="page-content"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ab/><text:tab/></text:span><text:span text:style-name="MT2">Student number: </text:span><text:span text:style-name="MT1">190344928</text:span></text:p>
      </style:header>
    </style:master-page>
    <style:master-page style:name="Converted1" style:page-layout-name="Mpm2" draw:style-name="Mdp1">
      <style:header>
        <text:p text:style-name="MP1"><text:span text:style-name="MT1"><text:tab/><text:tab/></text:span><text:span text:style-name="MT2">Student number: </text:span><text:span text:style-name="MT1">190344928</text:span></text:p>
      </style:header>
      <style:footer>
        <text:p text:style-name="MP2"><draw:custom-shape text:anchor-type="char" draw:z-index="10" draw:name="Text Box 2" draw:style-name="Mgr1" draw:text-style-name="MP3" svg:width="2.0004in" svg:height="0.1906in" svg:x="4.6925in" svg:y="0in"><text:p text:style-name="MP2"><text:span text:style-name="MT3"><text:page-number text:select-page="current">1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text:span text:style-name="MT1"><text:tab/><text:tab/></text:span><text:span text:style-name="MT2">Student number: </text:span><text:span text:style-name="MT1">190344928</text:span></text:p>
      </style:header>
      <style:footer>
        <text:p text:style-name="MP2"><draw:custom-shape text:anchor-type="char" draw:z-index="11" draw:name="Text Box 1" draw:style-name="Mgr1" draw:text-style-name="MP3" svg:width="2.0004in" svg:height="0.1906in" svg:x="4.6925in" svg:y="0in"><text:p text:style-name="MP2"><text:span text:style-name="MT3"><text:page-number text:select-page="current">1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y="0in" svg:width="2.0008in" draw:z-index="0"><draw:text-box fo:min-height="0in"><text:p text:style-name="MP2"><text:span text:style-name="MT3"><text:page-number text:select-page="current">10</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4T12:09:00</meta:creation-date>
    <meta:initial-creator>Getachew Yared</meta:initial-creator>
    <meta:print-date>2022-01-24T12:04:00</meta:print-date>
    <dc:date>2023-03-13T03:10:35.149047692</dc:date>
    <meta:editing-cycles>543</meta:editing-cycles>
    <meta:editing-duration>PT15H58M10S</meta:editing-duration>
    <meta:generator>LibreOffice/7.3.7.2$Linux_X86_64 LibreOffice_project/30$Build-2</meta:generator>
    <meta:document-statistic meta:table-count="0" meta:image-count="0" meta:object-count="0" meta:page-count="12" meta:paragraph-count="118" meta:word-count="1631" meta:character-count="10082" meta:non-whitespace-character-count="8576"/>
    <meta:user-defined meta:name="Company">NTT Data Deutschland GmbH</meta:user-defined>
    <meta:user-defined meta:name="CqChecksum">0AAB5CD92074BFD0A3B6B5F008DFF6D5</meta:user-defined>
    <meta:user-defined meta:name="CqCompanyOwner">EBS Romania SA</meta:user-defined>
    <meta:user-defined meta:name="CqDepartment"/>
    <meta:user-defined meta:name="CqDisclosureRange" meta:value-type="string"/>
    <meta:user-defined meta:name="CqDisclosureRangeLimitation" meta:value-type="string"/>
    <meta:user-defined meta:name="CqDisclosureRangeStamp" meta:value-type="string"/>
    <meta:user-defined meta:name="CqInformationType" meta:value-type="string">Working Standard</meta:user-defined>
    <meta:user-defined meta:name="CqOwner" meta:value-type="string">GETACY</meta:user-defined>
    <meta:user-defined meta:name="CqVitality" meta:value-type="string"/>
    <meta:user-defined meta:name="KSOProductBuildVer" meta:value-type="string">1033-11.1.0.11664</meta:user-defined>
    <meta:template xlink:type="simple" xlink:actuate="onRequest" xlink:title="Normal.dotm" xlink:href=""/>
  </office:meta>
</office:document-meta>
</file>